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ellBest" style:data-style-name="N0">
      <style:table-cell-properties style:vertical-align="automatic" fo:background-color="#00FF00" style:cell-protect="protected"/>
    </style:style>
    <style:style style:name="ce3" style:family="table-cell" style:parent-style-name="cellWorst" style:data-style-name="N0">
      <style:table-cell-properties style:vertical-align="automatic" fo:background-color="#FF0000" style:cell-protect="protected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5.68854166666667cm"/>
    </style:style>
    <style:style style:name="co5" style:family="table-column">
      <style:table-column-properties fo:break-before="auto" style:column-width="6.37645833333333cm"/>
    </style:style>
    <style:style style:name="co6" style:family="table-column">
      <style:table-column-properties fo:break-before="auto" style:column-width="4.630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stanc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8" table:default-cell-style-name="ce1"/>
        <table:table-column table:style-name="co7" table:number-columns-repeated="16364" table:default-cell-style-name="ce1"/>
        <table:table-row table:style-name="ro1">
          <table:table-cell table:style-name="ce1"/>
          <table:table-cell office:value-type="string" table:style-name="ce1">
            <text:p>clingo-1/setting-hDistance</text:p>
          </table:table-cell>
          <table:table-cell table:style-name="ce1"/>
          <table:table-cell office:value-type="string" table:style-name="ce1">
            <text:p>clingo-1/setting-hForbiddenNode</text:p>
          </table:table-cell>
          <table:table-cell table:style-name="ce1"/>
          <table:table-cell office:value-type="string" table:style-name="ce1">
            <text:p>clingo-1/setting-hNaivePathDistance</text:p>
          </table:table-cell>
          <table:table-cell table:style-name="ce1"/>
          <table:table-cell office:value-type="string" table:style-name="ce1">
            <text:p>clingo-1/setting-hNodeCost</text:p>
          </table:table-cell>
          <table:table-cell table:style-name="ce1"/>
          <table:table-cell office:value-type="string" table:style-name="ce1">
            <text:p>clingo-1/setting-hPathArea</text:p>
          </table:table-cell>
          <table:table-cell table:style-name="ce1"/>
          <table:table-cell office:value-type="string" table:style-name="ce1">
            <text:p>clingo-1/setting-hStrange</text:p>
          </table:table-cell>
          <table:table-cell table:style-name="ce1"/>
          <table:table-cell office:value-type="string" table:style-name="ce1">
            <text:p>min</text:p>
          </table:table-cell>
          <table:table-cell table:style-name="ce1"/>
          <table:table-cell office:value-type="string" table:style-name="ce1">
            <text:p>median</text:p>
          </table:table-cell>
          <table:table-cell table:style-name="ce1"/>
          <table:table-cell office:value-type="string" table:style-name="ce1">
            <text:p>max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01.lp</text:p>
          </table:table-cell>
          <table:table-cell office:value-type="float" office:value="111" table:style-name="ce1">
            <text:p>111</text:p>
          </table:table-cell>
          <table:table-cell office:value-type="float" office:value="4" table:style-name="ce2">
            <text:p>4</text:p>
          </table:table-cell>
          <table:table-cell office:value-type="float" office:value="242" table:style-name="ce1">
            <text:p>242</text:p>
          </table:table-cell>
          <table:table-cell office:value-type="float" office:value="28" table:style-name="ce1">
            <text:p>28</text:p>
          </table:table-cell>
          <table:table-cell office:value-type="float" office:value="6479725" table:style-name="ce3">
            <text:p>6479725</text:p>
          </table:table-cell>
          <table:table-cell office:value-type="float" office:value="156114" table:style-name="ce3">
            <text:p>156114</text:p>
          </table:table-cell>
          <table:table-cell office:value-type="float" office:value="300" table:style-name="ce1">
            <text:p>300</text:p>
          </table:table-cell>
          <table:table-cell office:value-type="float" office:value="11" table:style-name="ce1">
            <text:p>11</text:p>
          </table:table-cell>
          <table:table-cell office:value-type="float" office:value="95" table:style-name="ce2">
            <text:p>95</text:p>
          </table:table-cell>
          <table:table-cell office:value-type="float" office:value="4" table:style-name="ce2">
            <text:p>4</text:p>
          </table:table-cell>
          <table:table-cell office:value-type="float" office:value="242" table:style-name="ce1">
            <text:p>242</text:p>
          </table:table-cell>
          <table:table-cell office:value-type="float" office:value="28" table:style-name="ce1">
            <text:p>28</text:p>
          </table:table-cell>
          <table:table-cell office:value-type="float" office:value="95" table:formula="of:=MIN([.$B3];[.$D3];[.$F3];[.$H3];[.$J3];[.$L3])" table:style-name="ce1">
            <text:p>95</text:p>
          </table:table-cell>
          <table:table-cell office:value-type="float" office:value="4" table:formula="of:=MIN([.$C3];[.$E3];[.$G3];[.$I3];[.$K3];[.$M3])" table:style-name="ce1">
            <text:p>4</text:p>
          </table:table-cell>
          <table:table-cell office:value-type="float" office:value="242" table:formula="of:=MEDIAN([.$B3];[.$D3];[.$F3];[.$H3];[.$J3];[.$L3])" table:style-name="ce1">
            <text:p>242</text:p>
          </table:table-cell>
          <table:table-cell office:value-type="float" office:value="19.5" table:formula="of:=MEDIAN([.$C3];[.$E3];[.$G3];[.$I3];[.$K3];[.$M3])" table:style-name="ce1">
            <text:p>19,5</text:p>
          </table:table-cell>
          <table:table-cell office:value-type="float" office:value="6479725" table:formula="of:=MAX([.$B3];[.$D3];[.$F3];[.$H3];[.$J3];[.$L3])" table:style-name="ce1">
            <text:p>6479725</text:p>
          </table:table-cell>
          <table:table-cell office:value-type="float" office:value="156114" table:formula="of:=MAX([.$C3];[.$E3];[.$G3];[.$I3];[.$K3];[.$M3])" table:style-name="ce1">
            <text:p>156114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02.lp</text:p>
          </table:table-cell>
          <table:table-cell office:value-type="float" office:value="119" table:style-name="ce1">
            <text:p>119</text:p>
          </table:table-cell>
          <table:table-cell office:value-type="float" office:value="11" table:style-name="ce1">
            <text:p>11</text:p>
          </table:table-cell>
          <table:table-cell office:value-type="float" office:value="291" table:style-name="ce1">
            <text:p>291</text:p>
          </table:table-cell>
          <table:table-cell office:value-type="float" office:value="32" table:style-name="ce1">
            <text:p>32</text:p>
          </table:table-cell>
          <table:table-cell office:value-type="float" office:value="5633032" table:style-name="ce3">
            <text:p>5633032</text:p>
          </table:table-cell>
          <table:table-cell office:value-type="float" office:value="107532" table:style-name="ce3">
            <text:p>107532</text:p>
          </table:table-cell>
          <table:table-cell office:value-type="float" office:value="837" table:style-name="ce1">
            <text:p>837</text:p>
          </table:table-cell>
          <table:table-cell office:value-type="float" office:value="14" table:style-name="ce1">
            <text:p>14</text:p>
          </table:table-cell>
          <table:table-cell office:value-type="float" office:value="98" table:style-name="ce2">
            <text:p>98</text:p>
          </table:table-cell>
          <table:table-cell office:value-type="float" office:value="5" table:style-name="ce2">
            <text:p>5</text:p>
          </table:table-cell>
          <table:table-cell office:value-type="float" office:value="291" table:style-name="ce1">
            <text:p>291</text:p>
          </table:table-cell>
          <table:table-cell office:value-type="float" office:value="32" table:style-name="ce1">
            <text:p>32</text:p>
          </table:table-cell>
          <table:table-cell office:value-type="float" office:value="98" table:formula="of:=MIN([.$B4];[.$D4];[.$F4];[.$H4];[.$J4];[.$L4])" table:style-name="ce1">
            <text:p>98</text:p>
          </table:table-cell>
          <table:table-cell office:value-type="float" office:value="5" table:formula="of:=MIN([.$C4];[.$E4];[.$G4];[.$I4];[.$K4];[.$M4])" table:style-name="ce1">
            <text:p>5</text:p>
          </table:table-cell>
          <table:table-cell office:value-type="float" office:value="291" table:formula="of:=MEDIAN([.$B4];[.$D4];[.$F4];[.$H4];[.$J4];[.$L4])" table:style-name="ce1">
            <text:p>291</text:p>
          </table:table-cell>
          <table:table-cell office:value-type="float" office:value="23" table:formula="of:=MEDIAN([.$C4];[.$E4];[.$G4];[.$I4];[.$K4];[.$M4])" table:style-name="ce1">
            <text:p>23</text:p>
          </table:table-cell>
          <table:table-cell office:value-type="float" office:value="5633032" table:formula="of:=MAX([.$B4];[.$D4];[.$F4];[.$H4];[.$J4];[.$L4])" table:style-name="ce1">
            <text:p>5633032</text:p>
          </table:table-cell>
          <table:table-cell office:value-type="float" office:value="107532" table:formula="of:=MAX([.$C4];[.$E4];[.$G4];[.$I4];[.$K4];[.$M4])" table:style-name="ce1">
            <text:p>10753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03.lp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5];[.$D5];[.$F5];[.$H5];[.$J5];[.$L5])" table:style-name="ce1">
            <text:p>0</text:p>
          </table:table-cell>
          <table:table-cell office:value-type="float" office:value="1" table:formula="of:=MIN([.$C5];[.$E5];[.$G5];[.$I5];[.$K5];[.$M5])" table:style-name="ce1">
            <text:p>1</text:p>
          </table:table-cell>
          <table:table-cell office:value-type="float" office:value="0" table:formula="of:=MEDIAN([.$B5];[.$D5];[.$F5];[.$H5];[.$J5];[.$L5])" table:style-name="ce1">
            <text:p>0</text:p>
          </table:table-cell>
          <table:table-cell office:value-type="float" office:value="1" table:formula="of:=MEDIAN([.$C5];[.$E5];[.$G5];[.$I5];[.$K5];[.$M5])" table:style-name="ce1">
            <text:p>1</text:p>
          </table:table-cell>
          <table:table-cell office:value-type="float" office:value="0" table:formula="of:=MAX([.$B5];[.$D5];[.$F5];[.$H5];[.$J5];[.$L5])" table:style-name="ce1">
            <text:p>0</text:p>
          </table:table-cell>
          <table:table-cell office:value-type="float" office:value="1" table:formula="of:=MAX([.$C5];[.$E5];[.$G5];[.$I5];[.$K5];[.$M5])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04.lp</text:p>
          </table:table-cell>
          <table:table-cell office:value-type="float" office:value="169" table:style-name="ce1">
            <text:p>169</text:p>
          </table:table-cell>
          <table:table-cell office:value-type="float" office:value="20" table:style-name="ce1">
            <text:p>20</text:p>
          </table:table-cell>
          <table:table-cell office:value-type="float" office:value="258" table:style-name="ce1">
            <text:p>258</text:p>
          </table:table-cell>
          <table:table-cell office:value-type="float" office:value="21" table:style-name="ce1">
            <text:p>21</text:p>
          </table:table-cell>
          <table:table-cell office:value-type="float" office:value="7089929" table:style-name="ce3">
            <text:p>7089929</text:p>
          </table:table-cell>
          <table:table-cell office:value-type="float" office:value="259071" table:style-name="ce3">
            <text:p>259071</text:p>
          </table:table-cell>
          <table:table-cell office:value-type="float" office:value="1106" table:style-name="ce1">
            <text:p>1106</text:p>
          </table:table-cell>
          <table:table-cell office:value-type="float" office:value="20" table:style-name="ce1">
            <text:p>20</text:p>
          </table:table-cell>
          <table:table-cell office:value-type="float" office:value="73" table:style-name="ce2">
            <text:p>73</text:p>
          </table:table-cell>
          <table:table-cell office:value-type="float" office:value="3" table:style-name="ce2">
            <text:p>3</text:p>
          </table:table-cell>
          <table:table-cell office:value-type="float" office:value="258" table:style-name="ce1">
            <text:p>258</text:p>
          </table:table-cell>
          <table:table-cell office:value-type="float" office:value="21" table:style-name="ce1">
            <text:p>21</text:p>
          </table:table-cell>
          <table:table-cell office:value-type="float" office:value="73" table:formula="of:=MIN([.$B6];[.$D6];[.$F6];[.$H6];[.$J6];[.$L6])" table:style-name="ce1">
            <text:p>73</text:p>
          </table:table-cell>
          <table:table-cell office:value-type="float" office:value="3" table:formula="of:=MIN([.$C6];[.$E6];[.$G6];[.$I6];[.$K6];[.$M6])" table:style-name="ce1">
            <text:p>3</text:p>
          </table:table-cell>
          <table:table-cell office:value-type="float" office:value="258" table:formula="of:=MEDIAN([.$B6];[.$D6];[.$F6];[.$H6];[.$J6];[.$L6])" table:style-name="ce1">
            <text:p>258</text:p>
          </table:table-cell>
          <table:table-cell office:value-type="float" office:value="20.5" table:formula="of:=MEDIAN([.$C6];[.$E6];[.$G6];[.$I6];[.$K6];[.$M6])" table:style-name="ce1">
            <text:p>20,5</text:p>
          </table:table-cell>
          <table:table-cell office:value-type="float" office:value="7089929" table:formula="of:=MAX([.$B6];[.$D6];[.$F6];[.$H6];[.$J6];[.$L6])" table:style-name="ce1">
            <text:p>7089929</text:p>
          </table:table-cell>
          <table:table-cell office:value-type="float" office:value="259071" table:formula="of:=MAX([.$C6];[.$E6];[.$G6];[.$I6];[.$K6];[.$M6])" table:style-name="ce1">
            <text:p>25907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05.lp</text:p>
          </table:table-cell>
          <table:table-cell office:value-type="float" office:value="171" table:style-name="ce1">
            <text:p>171</text:p>
          </table:table-cell>
          <table:table-cell office:value-type="float" office:value="20" table:style-name="ce1">
            <text:p>20</text:p>
          </table:table-cell>
          <table:table-cell office:value-type="float" office:value="293" table:style-name="ce1">
            <text:p>293</text:p>
          </table:table-cell>
          <table:table-cell office:value-type="float" office:value="29" table:style-name="ce1">
            <text:p>29</text:p>
          </table:table-cell>
          <table:table-cell office:value-type="float" office:value="15481677" table:style-name="ce3">
            <text:p>15481677</text:p>
          </table:table-cell>
          <table:table-cell office:value-type="float" office:value="498949" table:style-name="ce3">
            <text:p>498949</text:p>
          </table:table-cell>
          <table:table-cell office:value-type="float" office:value="1359" table:style-name="ce1">
            <text:p>1359</text:p>
          </table:table-cell>
          <table:table-cell office:value-type="float" office:value="20" table:style-name="ce1">
            <text:p>20</text:p>
          </table:table-cell>
          <table:table-cell office:value-type="float" office:value="71" table:style-name="ce2">
            <text:p>71</text:p>
          </table:table-cell>
          <table:table-cell office:value-type="float" office:value="2" table:style-name="ce2">
            <text:p>2</text:p>
          </table:table-cell>
          <table:table-cell office:value-type="float" office:value="293" table:style-name="ce1">
            <text:p>293</text:p>
          </table:table-cell>
          <table:table-cell office:value-type="float" office:value="29" table:style-name="ce1">
            <text:p>29</text:p>
          </table:table-cell>
          <table:table-cell office:value-type="float" office:value="71" table:formula="of:=MIN([.$B7];[.$D7];[.$F7];[.$H7];[.$J7];[.$L7])" table:style-name="ce1">
            <text:p>71</text:p>
          </table:table-cell>
          <table:table-cell office:value-type="float" office:value="2" table:formula="of:=MIN([.$C7];[.$E7];[.$G7];[.$I7];[.$K7];[.$M7])" table:style-name="ce1">
            <text:p>2</text:p>
          </table:table-cell>
          <table:table-cell office:value-type="float" office:value="293" table:formula="of:=MEDIAN([.$B7];[.$D7];[.$F7];[.$H7];[.$J7];[.$L7])" table:style-name="ce1">
            <text:p>293</text:p>
          </table:table-cell>
          <table:table-cell office:value-type="float" office:value="24.5" table:formula="of:=MEDIAN([.$C7];[.$E7];[.$G7];[.$I7];[.$K7];[.$M7])" table:style-name="ce1">
            <text:p>24,5</text:p>
          </table:table-cell>
          <table:table-cell office:value-type="float" office:value="15481677" table:formula="of:=MAX([.$B7];[.$D7];[.$F7];[.$H7];[.$J7];[.$L7])" table:style-name="ce1">
            <text:p>15481677</text:p>
          </table:table-cell>
          <table:table-cell office:value-type="float" office:value="498949" table:formula="of:=MAX([.$C7];[.$E7];[.$G7];[.$I7];[.$K7];[.$M7])" table:style-name="ce1">
            <text:p>49894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06.lp</text:p>
          </table:table-cell>
          <table:table-cell office:value-type="float" office:value="158" table:style-name="ce1">
            <text:p>158</text:p>
          </table:table-cell>
          <table:table-cell office:value-type="float" office:value="16" table:style-name="ce1">
            <text:p>16</text:p>
          </table:table-cell>
          <table:table-cell office:value-type="float" office:value="245" table:style-name="ce1">
            <text:p>245</text:p>
          </table:table-cell>
          <table:table-cell office:value-type="float" office:value="34" table:style-name="ce1">
            <text:p>34</text:p>
          </table:table-cell>
          <table:table-cell office:value-type="float" office:value="12303148" table:style-name="ce3">
            <text:p>12303148</text:p>
          </table:table-cell>
          <table:table-cell office:value-type="float" office:value="289591" table:style-name="ce3">
            <text:p>289591</text:p>
          </table:table-cell>
          <table:table-cell office:value-type="float" office:value="2063" table:style-name="ce1">
            <text:p>2063</text:p>
          </table:table-cell>
          <table:table-cell office:value-type="float" office:value="23" table:style-name="ce1">
            <text:p>23</text:p>
          </table:table-cell>
          <table:table-cell office:value-type="float" office:value="71" table:style-name="ce2">
            <text:p>71</text:p>
          </table:table-cell>
          <table:table-cell office:value-type="float" office:value="4" table:style-name="ce2">
            <text:p>4</text:p>
          </table:table-cell>
          <table:table-cell office:value-type="float" office:value="245" table:style-name="ce1">
            <text:p>245</text:p>
          </table:table-cell>
          <table:table-cell office:value-type="float" office:value="34" table:style-name="ce1">
            <text:p>34</text:p>
          </table:table-cell>
          <table:table-cell office:value-type="float" office:value="71" table:formula="of:=MIN([.$B8];[.$D8];[.$F8];[.$H8];[.$J8];[.$L8])" table:style-name="ce1">
            <text:p>71</text:p>
          </table:table-cell>
          <table:table-cell office:value-type="float" office:value="4" table:formula="of:=MIN([.$C8];[.$E8];[.$G8];[.$I8];[.$K8];[.$M8])" table:style-name="ce1">
            <text:p>4</text:p>
          </table:table-cell>
          <table:table-cell office:value-type="float" office:value="245" table:formula="of:=MEDIAN([.$B8];[.$D8];[.$F8];[.$H8];[.$J8];[.$L8])" table:style-name="ce1">
            <text:p>245</text:p>
          </table:table-cell>
          <table:table-cell office:value-type="float" office:value="28.5" table:formula="of:=MEDIAN([.$C8];[.$E8];[.$G8];[.$I8];[.$K8];[.$M8])" table:style-name="ce1">
            <text:p>28,5</text:p>
          </table:table-cell>
          <table:table-cell office:value-type="float" office:value="12303148" table:formula="of:=MAX([.$B8];[.$D8];[.$F8];[.$H8];[.$J8];[.$L8])" table:style-name="ce1">
            <text:p>12303148</text:p>
          </table:table-cell>
          <table:table-cell office:value-type="float" office:value="289591" table:formula="of:=MAX([.$C8];[.$E8];[.$G8];[.$I8];[.$K8];[.$M8])" table:style-name="ce1">
            <text:p>28959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07.lp</text:p>
          </table:table-cell>
          <table:table-cell office:value-type="float" office:value="96" table:style-name="ce1">
            <text:p>96</text:p>
          </table:table-cell>
          <table:table-cell office:value-type="float" office:value="6" table:style-name="ce1">
            <text:p>6</text:p>
          </table:table-cell>
          <table:table-cell office:value-type="float" office:value="276" table:style-name="ce1">
            <text:p>276</text:p>
          </table:table-cell>
          <table:table-cell office:value-type="float" office:value="32" table:style-name="ce1">
            <text:p>32</text:p>
          </table:table-cell>
          <table:table-cell office:value-type="float" office:value="4574592" table:style-name="ce3">
            <text:p>4574592</text:p>
          </table:table-cell>
          <table:table-cell office:value-type="float" office:value="121743" table:style-name="ce3">
            <text:p>121743</text:p>
          </table:table-cell>
          <table:table-cell office:value-type="float" office:value="1150" table:style-name="ce1">
            <text:p>1150</text:p>
          </table:table-cell>
          <table:table-cell office:value-type="float" office:value="16" table:style-name="ce1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5" table:style-name="ce2">
            <text:p>5</text:p>
          </table:table-cell>
          <table:table-cell office:value-type="float" office:value="276" table:style-name="ce1">
            <text:p>276</text:p>
          </table:table-cell>
          <table:table-cell office:value-type="float" office:value="32" table:style-name="ce1">
            <text:p>32</text:p>
          </table:table-cell>
          <table:table-cell office:value-type="float" office:value="81" table:formula="of:=MIN([.$B9];[.$D9];[.$F9];[.$H9];[.$J9];[.$L9])" table:style-name="ce1">
            <text:p>81</text:p>
          </table:table-cell>
          <table:table-cell office:value-type="float" office:value="5" table:formula="of:=MIN([.$C9];[.$E9];[.$G9];[.$I9];[.$K9];[.$M9])" table:style-name="ce1">
            <text:p>5</text:p>
          </table:table-cell>
          <table:table-cell office:value-type="float" office:value="276" table:formula="of:=MEDIAN([.$B9];[.$D9];[.$F9];[.$H9];[.$J9];[.$L9])" table:style-name="ce1">
            <text:p>276</text:p>
          </table:table-cell>
          <table:table-cell office:value-type="float" office:value="24" table:formula="of:=MEDIAN([.$C9];[.$E9];[.$G9];[.$I9];[.$K9];[.$M9])" table:style-name="ce1">
            <text:p>24</text:p>
          </table:table-cell>
          <table:table-cell office:value-type="float" office:value="4574592" table:formula="of:=MAX([.$B9];[.$D9];[.$F9];[.$H9];[.$J9];[.$L9])" table:style-name="ce1">
            <text:p>4574592</text:p>
          </table:table-cell>
          <table:table-cell office:value-type="float" office:value="121743" table:formula="of:=MAX([.$C9];[.$E9];[.$G9];[.$I9];[.$K9];[.$M9])" table:style-name="ce1">
            <text:p>12174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08.lp</text:p>
          </table:table-cell>
          <table:table-cell office:value-type="float" office:value="97" table:style-name="ce2">
            <text:p>97</text:p>
          </table:table-cell>
          <table:table-cell office:value-type="float" office:value="6" table:style-name="ce2">
            <text:p>6</text:p>
          </table:table-cell>
          <table:table-cell office:value-type="float" office:value="255" table:style-name="ce1">
            <text:p>255</text:p>
          </table:table-cell>
          <table:table-cell office:value-type="float" office:value="30" table:style-name="ce1">
            <text:p>30</text:p>
          </table:table-cell>
          <table:table-cell office:value-type="float" office:value="6673673" table:style-name="ce3">
            <text:p>6673673</text:p>
          </table:table-cell>
          <table:table-cell office:value-type="float" office:value="180844" table:style-name="ce3">
            <text:p>180844</text:p>
          </table:table-cell>
          <table:table-cell office:value-type="float" office:value="1109" table:style-name="ce1">
            <text:p>1109</text:p>
          </table:table-cell>
          <table:table-cell office:value-type="float" office:value="13" table:style-name="ce1">
            <text:p>13</text:p>
          </table:table-cell>
          <table:table-cell office:value-type="float" office:value="102" table:style-name="ce1">
            <text:p>102</text:p>
          </table:table-cell>
          <table:table-cell office:value-type="float" office:value="6" table:style-name="ce2">
            <text:p>6</text:p>
          </table:table-cell>
          <table:table-cell office:value-type="float" office:value="255" table:style-name="ce1">
            <text:p>255</text:p>
          </table:table-cell>
          <table:table-cell office:value-type="float" office:value="30" table:style-name="ce1">
            <text:p>30</text:p>
          </table:table-cell>
          <table:table-cell office:value-type="float" office:value="97" table:formula="of:=MIN([.$B10];[.$D10];[.$F10];[.$H10];[.$J10];[.$L10])" table:style-name="ce1">
            <text:p>97</text:p>
          </table:table-cell>
          <table:table-cell office:value-type="float" office:value="6" table:formula="of:=MIN([.$C10];[.$E10];[.$G10];[.$I10];[.$K10];[.$M10])" table:style-name="ce1">
            <text:p>6</text:p>
          </table:table-cell>
          <table:table-cell office:value-type="float" office:value="255" table:formula="of:=MEDIAN([.$B10];[.$D10];[.$F10];[.$H10];[.$J10];[.$L10])" table:style-name="ce1">
            <text:p>255</text:p>
          </table:table-cell>
          <table:table-cell office:value-type="float" office:value="21.5" table:formula="of:=MEDIAN([.$C10];[.$E10];[.$G10];[.$I10];[.$K10];[.$M10])" table:style-name="ce1">
            <text:p>21,5</text:p>
          </table:table-cell>
          <table:table-cell office:value-type="float" office:value="6673673" table:formula="of:=MAX([.$B10];[.$D10];[.$F10];[.$H10];[.$J10];[.$L10])" table:style-name="ce1">
            <text:p>6673673</text:p>
          </table:table-cell>
          <table:table-cell office:value-type="float" office:value="180844" table:formula="of:=MAX([.$C10];[.$E10];[.$G10];[.$I10];[.$K10];[.$M10])" table:style-name="ce1">
            <text:p>180844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09.lp</text:p>
          </table:table-cell>
          <table:table-cell office:value-type="float" office:value="114" table:style-name="ce1">
            <text:p>114</text:p>
          </table:table-cell>
          <table:table-cell office:value-type="float" office:value="5" table:style-name="ce1">
            <text:p>5</text:p>
          </table:table-cell>
          <table:table-cell office:value-type="float" office:value="242" table:style-name="ce1">
            <text:p>242</text:p>
          </table:table-cell>
          <table:table-cell office:value-type="float" office:value="29" table:style-name="ce1">
            <text:p>29</text:p>
          </table:table-cell>
          <table:table-cell office:value-type="float" office:value="7077087" table:style-name="ce3">
            <text:p>7077087</text:p>
          </table:table-cell>
          <table:table-cell office:value-type="float" office:value="147946" table:style-name="ce3">
            <text:p>147946</text:p>
          </table:table-cell>
          <table:table-cell office:value-type="float" office:value="2573" table:style-name="ce1">
            <text:p>2573</text:p>
          </table:table-cell>
          <table:table-cell office:value-type="float" office:value="26" table:style-name="ce1">
            <text:p>26</text:p>
          </table:table-cell>
          <table:table-cell office:value-type="float" office:value="88" table:style-name="ce2">
            <text:p>88</text:p>
          </table:table-cell>
          <table:table-cell office:value-type="float" office:value="4" table:style-name="ce2">
            <text:p>4</text:p>
          </table:table-cell>
          <table:table-cell office:value-type="float" office:value="242" table:style-name="ce1">
            <text:p>242</text:p>
          </table:table-cell>
          <table:table-cell office:value-type="float" office:value="29" table:style-name="ce1">
            <text:p>29</text:p>
          </table:table-cell>
          <table:table-cell office:value-type="float" office:value="88" table:formula="of:=MIN([.$B11];[.$D11];[.$F11];[.$H11];[.$J11];[.$L11])" table:style-name="ce1">
            <text:p>88</text:p>
          </table:table-cell>
          <table:table-cell office:value-type="float" office:value="4" table:formula="of:=MIN([.$C11];[.$E11];[.$G11];[.$I11];[.$K11];[.$M11])" table:style-name="ce1">
            <text:p>4</text:p>
          </table:table-cell>
          <table:table-cell office:value-type="float" office:value="242" table:formula="of:=MEDIAN([.$B11];[.$D11];[.$F11];[.$H11];[.$J11];[.$L11])" table:style-name="ce1">
            <text:p>242</text:p>
          </table:table-cell>
          <table:table-cell office:value-type="float" office:value="27.5" table:formula="of:=MEDIAN([.$C11];[.$E11];[.$G11];[.$I11];[.$K11];[.$M11])" table:style-name="ce1">
            <text:p>27,5</text:p>
          </table:table-cell>
          <table:table-cell office:value-type="float" office:value="7077087" table:formula="of:=MAX([.$B11];[.$D11];[.$F11];[.$H11];[.$J11];[.$L11])" table:style-name="ce1">
            <text:p>7077087</text:p>
          </table:table-cell>
          <table:table-cell office:value-type="float" office:value="147946" table:formula="of:=MAX([.$C11];[.$E11];[.$G11];[.$I11];[.$K11];[.$M11])" table:style-name="ce1">
            <text:p>147946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10.lp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2">
            <text:p>1</text:p>
          </table:table-cell>
          <table:table-cell office:value-type="float" office:value="416" table:style-name="ce1">
            <text:p>416</text:p>
          </table:table-cell>
          <table:table-cell office:value-type="float" office:value="48" table:style-name="ce1">
            <text:p>48</text:p>
          </table:table-cell>
          <table:table-cell office:value-type="float" office:value="2822041" table:style-name="ce3">
            <text:p>2822041</text:p>
          </table:table-cell>
          <table:table-cell office:value-type="float" office:value="62129" table:style-name="ce3">
            <text:p>62129</text:p>
          </table:table-cell>
          <table:table-cell office:value-type="float" office:value="1212" table:style-name="ce1">
            <text:p>1212</text:p>
          </table:table-cell>
          <table:table-cell office:value-type="float" office:value="28" table:style-name="ce1">
            <text:p>28</text:p>
          </table:table-cell>
          <table:table-cell office:value-type="float" office:value="82" table:style-name="ce2">
            <text:p>82</text:p>
          </table:table-cell>
          <table:table-cell office:value-type="float" office:value="2" table:style-name="ce1">
            <text:p>2</text:p>
          </table:table-cell>
          <table:table-cell office:value-type="float" office:value="416" table:style-name="ce1">
            <text:p>416</text:p>
          </table:table-cell>
          <table:table-cell office:value-type="float" office:value="48" table:style-name="ce1">
            <text:p>48</text:p>
          </table:table-cell>
          <table:table-cell office:value-type="float" office:value="82" table:formula="of:=MIN([.$B12];[.$D12];[.$F12];[.$H12];[.$J12];[.$L12])" table:style-name="ce1">
            <text:p>82</text:p>
          </table:table-cell>
          <table:table-cell office:value-type="float" office:value="1" table:formula="of:=MIN([.$C12];[.$E12];[.$G12];[.$I12];[.$K12];[.$M12])" table:style-name="ce1">
            <text:p>1</text:p>
          </table:table-cell>
          <table:table-cell office:value-type="float" office:value="416" table:formula="of:=MEDIAN([.$B12];[.$D12];[.$F12];[.$H12];[.$J12];[.$L12])" table:style-name="ce1">
            <text:p>416</text:p>
          </table:table-cell>
          <table:table-cell office:value-type="float" office:value="38" table:formula="of:=MEDIAN([.$C12];[.$E12];[.$G12];[.$I12];[.$K12];[.$M12])" table:style-name="ce1">
            <text:p>38</text:p>
          </table:table-cell>
          <table:table-cell office:value-type="float" office:value="2822041" table:formula="of:=MAX([.$B12];[.$D12];[.$F12];[.$H12];[.$J12];[.$L12])" table:style-name="ce1">
            <text:p>2822041</text:p>
          </table:table-cell>
          <table:table-cell office:value-type="float" office:value="62129" table:formula="of:=MAX([.$C12];[.$E12];[.$G12];[.$I12];[.$K12];[.$M12])" table:style-name="ce1">
            <text:p>6212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11.lp</text:p>
          </table:table-cell>
          <table:table-cell office:value-type="float" office:value="131" table:style-name="ce1">
            <text:p>131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3802634" table:style-name="ce3">
            <text:p>3802634</text:p>
          </table:table-cell>
          <table:table-cell office:value-type="float" office:value="75200" table:style-name="ce3">
            <text:p>75200</text:p>
          </table:table-cell>
          <table:table-cell office:value-type="float" office:value="1937" table:style-name="ce1">
            <text:p>1937</text:p>
          </table:table-cell>
          <table:table-cell office:value-type="float" office:value="39" table:style-name="ce1">
            <text:p>39</text:p>
          </table:table-cell>
          <table:table-cell office:value-type="float" office:value="91" table:style-name="ce2">
            <text:p>91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91" table:formula="of:=MIN([.$B13];[.$D13];[.$F13];[.$H13];[.$J13];[.$L13])" table:style-name="ce1">
            <text:p>91</text:p>
          </table:table-cell>
          <table:table-cell office:value-type="float" office:value="4" table:formula="of:=MIN([.$C13];[.$E13];[.$G13];[.$I13];[.$K13];[.$M13])" table:style-name="ce1">
            <text:p>4</text:p>
          </table:table-cell>
          <table:table-cell office:value-type="float" office:value="111" table:formula="of:=MEDIAN([.$B13];[.$D13];[.$F13];[.$H13];[.$J13];[.$L13])" table:style-name="ce1">
            <text:p>111</text:p>
          </table:table-cell>
          <table:table-cell office:value-type="float" office:value="11.5" table:formula="of:=MEDIAN([.$C13];[.$E13];[.$G13];[.$I13];[.$K13];[.$M13])" table:style-name="ce1">
            <text:p>11,5</text:p>
          </table:table-cell>
          <table:table-cell office:value-type="float" office:value="3802634" table:formula="of:=MAX([.$B13];[.$D13];[.$F13];[.$H13];[.$J13];[.$L13])" table:style-name="ce1">
            <text:p>3802634</text:p>
          </table:table-cell>
          <table:table-cell office:value-type="float" office:value="75200" table:formula="of:=MAX([.$C13];[.$E13];[.$G13];[.$I13];[.$K13];[.$M13])" table:style-name="ce1">
            <text:p>752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12.lp</text:p>
          </table:table-cell>
          <table:table-cell office:value-type="float" office:value="98" table:style-name="ce1">
            <text:p>98</text:p>
          </table:table-cell>
          <table:table-cell office:value-type="float" office:value="6" table:style-name="ce1">
            <text:p>6</text:p>
          </table:table-cell>
          <table:table-cell office:value-type="float" office:value="370" table:style-name="ce1">
            <text:p>370</text:p>
          </table:table-cell>
          <table:table-cell office:value-type="float" office:value="45" table:style-name="ce1">
            <text:p>45</text:p>
          </table:table-cell>
          <table:table-cell office:value-type="float" office:value="6892620" table:style-name="ce3">
            <text:p>6892620</text:p>
          </table:table-cell>
          <table:table-cell office:value-type="float" office:value="171369" table:style-name="ce3">
            <text:p>171369</text:p>
          </table:table-cell>
          <table:table-cell office:value-type="float" office:value="373" table:style-name="ce1">
            <text:p>373</text:p>
          </table:table-cell>
          <table:table-cell office:value-type="float" office:value="10" table:style-name="ce1">
            <text:p>10</text:p>
          </table:table-cell>
          <table:table-cell office:value-type="float" office:value="85" table:style-name="ce2">
            <text:p>85</text:p>
          </table:table-cell>
          <table:table-cell office:value-type="float" office:value="1" table:style-name="ce2">
            <text:p>1</text:p>
          </table:table-cell>
          <table:table-cell office:value-type="float" office:value="370" table:style-name="ce1">
            <text:p>370</text:p>
          </table:table-cell>
          <table:table-cell office:value-type="float" office:value="45" table:style-name="ce1">
            <text:p>45</text:p>
          </table:table-cell>
          <table:table-cell office:value-type="float" office:value="85" table:formula="of:=MIN([.$B14];[.$D14];[.$F14];[.$H14];[.$J14];[.$L14])" table:style-name="ce1">
            <text:p>85</text:p>
          </table:table-cell>
          <table:table-cell office:value-type="float" office:value="1" table:formula="of:=MIN([.$C14];[.$E14];[.$G14];[.$I14];[.$K14];[.$M14])" table:style-name="ce1">
            <text:p>1</text:p>
          </table:table-cell>
          <table:table-cell office:value-type="float" office:value="370" table:formula="of:=MEDIAN([.$B14];[.$D14];[.$F14];[.$H14];[.$J14];[.$L14])" table:style-name="ce1">
            <text:p>370</text:p>
          </table:table-cell>
          <table:table-cell office:value-type="float" office:value="27.5" table:formula="of:=MEDIAN([.$C14];[.$E14];[.$G14];[.$I14];[.$K14];[.$M14])" table:style-name="ce1">
            <text:p>27,5</text:p>
          </table:table-cell>
          <table:table-cell office:value-type="float" office:value="6892620" table:formula="of:=MAX([.$B14];[.$D14];[.$F14];[.$H14];[.$J14];[.$L14])" table:style-name="ce1">
            <text:p>6892620</text:p>
          </table:table-cell>
          <table:table-cell office:value-type="float" office:value="171369" table:formula="of:=MAX([.$C14];[.$E14];[.$G14];[.$I14];[.$K14];[.$M14])" table:style-name="ce1">
            <text:p>17136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13.lp</text:p>
          </table:table-cell>
          <table:table-cell office:value-type="float" office:value="206" table:style-name="ce1">
            <text:p>206</text:p>
          </table:table-cell>
          <table:table-cell office:value-type="float" office:value="29" table:style-name="ce1">
            <text:p>29</text:p>
          </table:table-cell>
          <table:table-cell office:value-type="float" office:value="185" table:style-name="ce1">
            <text:p>185</text:p>
          </table:table-cell>
          <table:table-cell office:value-type="float" office:value="26" table:style-name="ce1">
            <text:p>26</text:p>
          </table:table-cell>
          <table:table-cell office:value-type="float" office:value="3079987" table:style-name="ce3">
            <text:p>3079987</text:p>
          </table:table-cell>
          <table:table-cell office:value-type="float" office:value="55353" table:style-name="ce3">
            <text:p>55353</text:p>
          </table:table-cell>
          <table:table-cell office:value-type="float" office:value="1778" table:style-name="ce1">
            <text:p>1778</text:p>
          </table:table-cell>
          <table:table-cell office:value-type="float" office:value="19" table:style-name="ce1">
            <text:p>19</text:p>
          </table:table-cell>
          <table:table-cell office:value-type="float" office:value="66" table:style-name="ce2">
            <text:p>66</text:p>
          </table:table-cell>
          <table:table-cell office:value-type="float" office:value="5" table:style-name="ce2">
            <text:p>5</text:p>
          </table:table-cell>
          <table:table-cell office:value-type="float" office:value="185" table:style-name="ce1">
            <text:p>185</text:p>
          </table:table-cell>
          <table:table-cell office:value-type="float" office:value="26" table:style-name="ce1">
            <text:p>26</text:p>
          </table:table-cell>
          <table:table-cell office:value-type="float" office:value="66" table:formula="of:=MIN([.$B15];[.$D15];[.$F15];[.$H15];[.$J15];[.$L15])" table:style-name="ce1">
            <text:p>66</text:p>
          </table:table-cell>
          <table:table-cell office:value-type="float" office:value="5" table:formula="of:=MIN([.$C15];[.$E15];[.$G15];[.$I15];[.$K15];[.$M15])" table:style-name="ce1">
            <text:p>5</text:p>
          </table:table-cell>
          <table:table-cell office:value-type="float" office:value="195.5" table:formula="of:=MEDIAN([.$B15];[.$D15];[.$F15];[.$H15];[.$J15];[.$L15])" table:style-name="ce1">
            <text:p>195,5</text:p>
          </table:table-cell>
          <table:table-cell office:value-type="float" office:value="26" table:formula="of:=MEDIAN([.$C15];[.$E15];[.$G15];[.$I15];[.$K15];[.$M15])" table:style-name="ce1">
            <text:p>26</text:p>
          </table:table-cell>
          <table:table-cell office:value-type="float" office:value="3079987" table:formula="of:=MAX([.$B15];[.$D15];[.$F15];[.$H15];[.$J15];[.$L15])" table:style-name="ce1">
            <text:p>3079987</text:p>
          </table:table-cell>
          <table:table-cell office:value-type="float" office:value="55353" table:formula="of:=MAX([.$C15];[.$E15];[.$G15];[.$I15];[.$K15];[.$M15])" table:style-name="ce1">
            <text:p>5535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14.lp</text:p>
          </table:table-cell>
          <table:table-cell office:value-type="float" office:value="135" table:style-name="ce1">
            <text:p>135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office:value-type="float" office:value="6364934" table:style-name="ce3">
            <text:p>6364934</text:p>
          </table:table-cell>
          <table:table-cell office:value-type="float" office:value="149505" table:style-name="ce3">
            <text:p>149505</text:p>
          </table:table-cell>
          <table:table-cell office:value-type="float" office:value="1591" table:style-name="ce1">
            <text:p>1591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2">
            <text:p>75</text:p>
          </table:table-cell>
          <table:table-cell office:value-type="float" office:value="3" table:style-name="ce2">
            <text:p>3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office:value-type="float" office:value="75" table:formula="of:=MIN([.$B16];[.$D16];[.$F16];[.$H16];[.$J16];[.$L16])" table:style-name="ce1">
            <text:p>75</text:p>
          </table:table-cell>
          <table:table-cell office:value-type="float" office:value="3" table:formula="of:=MIN([.$C16];[.$E16];[.$G16];[.$I16];[.$K16];[.$M16])" table:style-name="ce1">
            <text:p>3</text:p>
          </table:table-cell>
          <table:table-cell office:value-type="float" office:value="106" table:formula="of:=MEDIAN([.$B16];[.$D16];[.$F16];[.$H16];[.$J16];[.$L16])" table:style-name="ce1">
            <text:p>106</text:p>
          </table:table-cell>
          <table:table-cell office:value-type="float" office:value="11" table:formula="of:=MEDIAN([.$C16];[.$E16];[.$G16];[.$I16];[.$K16];[.$M16])" table:style-name="ce1">
            <text:p>11</text:p>
          </table:table-cell>
          <table:table-cell office:value-type="float" office:value="6364934" table:formula="of:=MAX([.$B16];[.$D16];[.$F16];[.$H16];[.$J16];[.$L16])" table:style-name="ce1">
            <text:p>6364934</text:p>
          </table:table-cell>
          <table:table-cell office:value-type="float" office:value="149505" table:formula="of:=MAX([.$C16];[.$E16];[.$G16];[.$I16];[.$K16];[.$M16])" table:style-name="ce1">
            <text:p>149505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15.lp</text:p>
          </table:table-cell>
          <table:table-cell office:value-type="float" office:value="143" table:style-name="ce1">
            <text:p>143</text:p>
          </table:table-cell>
          <table:table-cell office:value-type="float" office:value="20" table:style-name="ce1">
            <text:p>20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5331016" table:style-name="ce3">
            <text:p>5331016</text:p>
          </table:table-cell>
          <table:table-cell office:value-type="float" office:value="128937" table:style-name="ce3">
            <text:p>128937</text:p>
          </table:table-cell>
          <table:table-cell office:value-type="float" office:value="2725" table:style-name="ce1">
            <text:p>2725</text:p>
          </table:table-cell>
          <table:table-cell office:value-type="float" office:value="39" table:style-name="ce1">
            <text:p>39</text:p>
          </table:table-cell>
          <table:table-cell office:value-type="float" office:value="65" table:style-name="ce2">
            <text:p>65</text:p>
          </table:table-cell>
          <table:table-cell office:value-type="float" office:value="1" table:style-name="ce2">
            <text:p>1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65" table:formula="of:=MIN([.$B17];[.$D17];[.$F17];[.$H17];[.$J17];[.$L17])" table:style-name="ce1">
            <text:p>65</text:p>
          </table:table-cell>
          <table:table-cell office:value-type="float" office:value="1" table:formula="of:=MIN([.$C17];[.$E17];[.$G17];[.$I17];[.$K17];[.$M17])" table:style-name="ce1">
            <text:p>1</text:p>
          </table:table-cell>
          <table:table-cell office:value-type="float" office:value="113.5" table:formula="of:=MEDIAN([.$B17];[.$D17];[.$F17];[.$H17];[.$J17];[.$L17])" table:style-name="ce1">
            <text:p>113,5</text:p>
          </table:table-cell>
          <table:table-cell office:value-type="float" office:value="13" table:formula="of:=MEDIAN([.$C17];[.$E17];[.$G17];[.$I17];[.$K17];[.$M17])" table:style-name="ce1">
            <text:p>13</text:p>
          </table:table-cell>
          <table:table-cell office:value-type="float" office:value="5331016" table:formula="of:=MAX([.$B17];[.$D17];[.$F17];[.$H17];[.$J17];[.$L17])" table:style-name="ce1">
            <text:p>5331016</text:p>
          </table:table-cell>
          <table:table-cell office:value-type="float" office:value="128937" table:formula="of:=MAX([.$C17];[.$E17];[.$G17];[.$I17];[.$K17];[.$M17])" table:style-name="ce1">
            <text:p>12893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16.lp</text:p>
          </table:table-cell>
          <table:table-cell office:value-type="float" office:value="92" table:style-name="ce2">
            <text:p>92</text:p>
          </table:table-cell>
          <table:table-cell office:value-type="float" office:value="2" table:style-name="ce2">
            <text:p>2</text:p>
          </table:table-cell>
          <table:table-cell office:value-type="float" office:value="439" table:style-name="ce1">
            <text:p>439</text:p>
          </table:table-cell>
          <table:table-cell office:value-type="float" office:value="50" table:style-name="ce1">
            <text:p>50</text:p>
          </table:table-cell>
          <table:table-cell office:value-type="float" office:value="7692911" table:style-name="ce3">
            <text:p>7692911</text:p>
          </table:table-cell>
          <table:table-cell office:value-type="float" office:value="148015" table:style-name="ce3">
            <text:p>148015</text:p>
          </table:table-cell>
          <table:table-cell office:value-type="float" office:value="408" table:style-name="ce1">
            <text:p>408</text:p>
          </table:table-cell>
          <table:table-cell office:value-type="float" office:value="14" table:style-name="ce1">
            <text:p>14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2">
            <text:p>2</text:p>
          </table:table-cell>
          <table:table-cell office:value-type="float" office:value="439" table:style-name="ce1">
            <text:p>439</text:p>
          </table:table-cell>
          <table:table-cell office:value-type="float" office:value="50" table:style-name="ce1">
            <text:p>50</text:p>
          </table:table-cell>
          <table:table-cell office:value-type="float" office:value="92" table:formula="of:=MIN([.$B18];[.$D18];[.$F18];[.$H18];[.$J18];[.$L18])" table:style-name="ce1">
            <text:p>92</text:p>
          </table:table-cell>
          <table:table-cell office:value-type="float" office:value="2" table:formula="of:=MIN([.$C18];[.$E18];[.$G18];[.$I18];[.$K18];[.$M18])" table:style-name="ce1">
            <text:p>2</text:p>
          </table:table-cell>
          <table:table-cell office:value-type="float" office:value="423.5" table:formula="of:=MEDIAN([.$B18];[.$D18];[.$F18];[.$H18];[.$J18];[.$L18])" table:style-name="ce1">
            <text:p>423,5</text:p>
          </table:table-cell>
          <table:table-cell office:value-type="float" office:value="32" table:formula="of:=MEDIAN([.$C18];[.$E18];[.$G18];[.$I18];[.$K18];[.$M18])" table:style-name="ce1">
            <text:p>32</text:p>
          </table:table-cell>
          <table:table-cell office:value-type="float" office:value="7692911" table:formula="of:=MAX([.$B18];[.$D18];[.$F18];[.$H18];[.$J18];[.$L18])" table:style-name="ce1">
            <text:p>7692911</text:p>
          </table:table-cell>
          <table:table-cell office:value-type="float" office:value="148015" table:formula="of:=MAX([.$C18];[.$E18];[.$G18];[.$I18];[.$K18];[.$M18])" table:style-name="ce1">
            <text:p>148015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17.lp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19];[.$D19];[.$F19];[.$H19];[.$J19];[.$L19])" table:style-name="ce1">
            <text:p>0</text:p>
          </table:table-cell>
          <table:table-cell office:value-type="float" office:value="1" table:formula="of:=MIN([.$C19];[.$E19];[.$G19];[.$I19];[.$K19];[.$M19])" table:style-name="ce1">
            <text:p>1</text:p>
          </table:table-cell>
          <table:table-cell office:value-type="float" office:value="0" table:formula="of:=MEDIAN([.$B19];[.$D19];[.$F19];[.$H19];[.$J19];[.$L19])" table:style-name="ce1">
            <text:p>0</text:p>
          </table:table-cell>
          <table:table-cell office:value-type="float" office:value="1" table:formula="of:=MEDIAN([.$C19];[.$E19];[.$G19];[.$I19];[.$K19];[.$M19])" table:style-name="ce1">
            <text:p>1</text:p>
          </table:table-cell>
          <table:table-cell office:value-type="float" office:value="0" table:formula="of:=MAX([.$B19];[.$D19];[.$F19];[.$H19];[.$J19];[.$L19])" table:style-name="ce1">
            <text:p>0</text:p>
          </table:table-cell>
          <table:table-cell office:value-type="float" office:value="1" table:formula="of:=MAX([.$C19];[.$E19];[.$G19];[.$I19];[.$K19];[.$M19])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18.lp</text:p>
          </table:table-cell>
          <table:table-cell office:value-type="float" office:value="123" table:style-name="ce1">
            <text:p>123</text:p>
          </table:table-cell>
          <table:table-cell office:value-type="float" office:value="12" table:style-name="ce1">
            <text:p>12</text:p>
          </table:table-cell>
          <table:table-cell office:value-type="float" office:value="454" table:style-name="ce1">
            <text:p>454</text:p>
          </table:table-cell>
          <table:table-cell office:value-type="float" office:value="40" table:style-name="ce1">
            <text:p>40</text:p>
          </table:table-cell>
          <table:table-cell office:value-type="float" office:value="7753212" table:style-name="ce3">
            <text:p>7753212</text:p>
          </table:table-cell>
          <table:table-cell office:value-type="float" office:value="188200" table:style-name="ce3">
            <text:p>188200</text:p>
          </table:table-cell>
          <table:table-cell office:value-type="float" office:value="2442" table:style-name="ce1">
            <text:p>2442</text:p>
          </table:table-cell>
          <table:table-cell office:value-type="float" office:value="28" table:style-name="ce1">
            <text:p>28</text:p>
          </table:table-cell>
          <table:table-cell office:value-type="float" office:value="83" table:style-name="ce2">
            <text:p>83</text:p>
          </table:table-cell>
          <table:table-cell office:value-type="float" office:value="7" table:style-name="ce2">
            <text:p>7</text:p>
          </table:table-cell>
          <table:table-cell office:value-type="float" office:value="454" table:style-name="ce1">
            <text:p>454</text:p>
          </table:table-cell>
          <table:table-cell office:value-type="float" office:value="40" table:style-name="ce1">
            <text:p>40</text:p>
          </table:table-cell>
          <table:table-cell office:value-type="float" office:value="83" table:formula="of:=MIN([.$B20];[.$D20];[.$F20];[.$H20];[.$J20];[.$L20])" table:style-name="ce1">
            <text:p>83</text:p>
          </table:table-cell>
          <table:table-cell office:value-type="float" office:value="7" table:formula="of:=MIN([.$C20];[.$E20];[.$G20];[.$I20];[.$K20];[.$M20])" table:style-name="ce1">
            <text:p>7</text:p>
          </table:table-cell>
          <table:table-cell office:value-type="float" office:value="454" table:formula="of:=MEDIAN([.$B20];[.$D20];[.$F20];[.$H20];[.$J20];[.$L20])" table:style-name="ce1">
            <text:p>454</text:p>
          </table:table-cell>
          <table:table-cell office:value-type="float" office:value="34" table:formula="of:=MEDIAN([.$C20];[.$E20];[.$G20];[.$I20];[.$K20];[.$M20])" table:style-name="ce1">
            <text:p>34</text:p>
          </table:table-cell>
          <table:table-cell office:value-type="float" office:value="7753212" table:formula="of:=MAX([.$B20];[.$D20];[.$F20];[.$H20];[.$J20];[.$L20])" table:style-name="ce1">
            <text:p>7753212</text:p>
          </table:table-cell>
          <table:table-cell office:value-type="float" office:value="188200" table:formula="of:=MAX([.$C20];[.$E20];[.$G20];[.$I20];[.$K20];[.$M20])" table:style-name="ce1">
            <text:p>18820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19.lp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21];[.$D21];[.$F21];[.$H21];[.$J21];[.$L21])" table:style-name="ce1">
            <text:p>0</text:p>
          </table:table-cell>
          <table:table-cell office:value-type="float" office:value="1" table:formula="of:=MIN([.$C21];[.$E21];[.$G21];[.$I21];[.$K21];[.$M21])" table:style-name="ce1">
            <text:p>1</text:p>
          </table:table-cell>
          <table:table-cell office:value-type="float" office:value="0" table:formula="of:=MEDIAN([.$B21];[.$D21];[.$F21];[.$H21];[.$J21];[.$L21])" table:style-name="ce1">
            <text:p>0</text:p>
          </table:table-cell>
          <table:table-cell office:value-type="float" office:value="1" table:formula="of:=MEDIAN([.$C21];[.$E21];[.$G21];[.$I21];[.$K21];[.$M21])" table:style-name="ce1">
            <text:p>1</text:p>
          </table:table-cell>
          <table:table-cell office:value-type="float" office:value="0" table:formula="of:=MAX([.$B21];[.$D21];[.$F21];[.$H21];[.$J21];[.$L21])" table:style-name="ce1">
            <text:p>0</text:p>
          </table:table-cell>
          <table:table-cell office:value-type="float" office:value="1" table:formula="of:=MAX([.$C21];[.$E21];[.$G21];[.$I21];[.$K21];[.$M21])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20.lp</text:p>
          </table:table-cell>
          <table:table-cell office:value-type="float" office:value="304" table:style-name="ce1">
            <text:p>304</text:p>
          </table:table-cell>
          <table:table-cell office:value-type="float" office:value="45" table:style-name="ce1">
            <text:p>45</text:p>
          </table:table-cell>
          <table:table-cell office:value-type="float" office:value="147" table:style-name="ce1">
            <text:p>147</text:p>
          </table:table-cell>
          <table:table-cell office:value-type="float" office:value="23" table:style-name="ce1">
            <text:p>23</text:p>
          </table:table-cell>
          <table:table-cell office:value-type="float" office:value="6616927" table:style-name="ce3">
            <text:p>6616927</text:p>
          </table:table-cell>
          <table:table-cell office:value-type="float" office:value="107266" table:style-name="ce3">
            <text:p>107266</text:p>
          </table:table-cell>
          <table:table-cell office:value-type="float" office:value="2644" table:style-name="ce1">
            <text:p>2644</text:p>
          </table:table-cell>
          <table:table-cell office:value-type="float" office:value="22" table:style-name="ce1">
            <text:p>22</text:p>
          </table:table-cell>
          <table:table-cell office:value-type="float" office:value="74" table:style-name="ce2">
            <text:p>74</text:p>
          </table:table-cell>
          <table:table-cell office:value-type="float" office:value="7" table:style-name="ce2">
            <text:p>7</text:p>
          </table:table-cell>
          <table:table-cell office:value-type="float" office:value="147" table:style-name="ce1">
            <text:p>147</text:p>
          </table:table-cell>
          <table:table-cell office:value-type="float" office:value="23" table:style-name="ce1">
            <text:p>23</text:p>
          </table:table-cell>
          <table:table-cell office:value-type="float" office:value="74" table:formula="of:=MIN([.$B22];[.$D22];[.$F22];[.$H22];[.$J22];[.$L22])" table:style-name="ce1">
            <text:p>74</text:p>
          </table:table-cell>
          <table:table-cell office:value-type="float" office:value="7" table:formula="of:=MIN([.$C22];[.$E22];[.$G22];[.$I22];[.$K22];[.$M22])" table:style-name="ce1">
            <text:p>7</text:p>
          </table:table-cell>
          <table:table-cell office:value-type="float" office:value="225.5" table:formula="of:=MEDIAN([.$B22];[.$D22];[.$F22];[.$H22];[.$J22];[.$L22])" table:style-name="ce1">
            <text:p>225,5</text:p>
          </table:table-cell>
          <table:table-cell office:value-type="float" office:value="23" table:formula="of:=MEDIAN([.$C22];[.$E22];[.$G22];[.$I22];[.$K22];[.$M22])" table:style-name="ce1">
            <text:p>23</text:p>
          </table:table-cell>
          <table:table-cell office:value-type="float" office:value="6616927" table:formula="of:=MAX([.$B22];[.$D22];[.$F22];[.$H22];[.$J22];[.$L22])" table:style-name="ce1">
            <text:p>6616927</text:p>
          </table:table-cell>
          <table:table-cell office:value-type="float" office:value="107266" table:formula="of:=MAX([.$C22];[.$E22];[.$G22];[.$I22];[.$K22];[.$M22])" table:style-name="ce1">
            <text:p>107266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21.lp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23];[.$D23];[.$F23];[.$H23];[.$J23];[.$L23])" table:style-name="ce1">
            <text:p>0</text:p>
          </table:table-cell>
          <table:table-cell office:value-type="float" office:value="1" table:formula="of:=MIN([.$C23];[.$E23];[.$G23];[.$I23];[.$K23];[.$M23])" table:style-name="ce1">
            <text:p>1</text:p>
          </table:table-cell>
          <table:table-cell office:value-type="float" office:value="0" table:formula="of:=MEDIAN([.$B23];[.$D23];[.$F23];[.$H23];[.$J23];[.$L23])" table:style-name="ce1">
            <text:p>0</text:p>
          </table:table-cell>
          <table:table-cell office:value-type="float" office:value="1" table:formula="of:=MEDIAN([.$C23];[.$E23];[.$G23];[.$I23];[.$K23];[.$M23])" table:style-name="ce1">
            <text:p>1</text:p>
          </table:table-cell>
          <table:table-cell office:value-type="float" office:value="0" table:formula="of:=MAX([.$B23];[.$D23];[.$F23];[.$H23];[.$J23];[.$L23])" table:style-name="ce1">
            <text:p>0</text:p>
          </table:table-cell>
          <table:table-cell office:value-type="float" office:value="1" table:formula="of:=MAX([.$C23];[.$E23];[.$G23];[.$I23];[.$K23];[.$M23])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22.lp</text:p>
          </table:table-cell>
          <table:table-cell office:value-type="float" office:value="101" table:style-name="ce1">
            <text:p>101</text:p>
          </table:table-cell>
          <table:table-cell office:value-type="float" office:value="4" table:style-name="ce1">
            <text:p>4</text:p>
          </table:table-cell>
          <table:table-cell office:value-type="float" office:value="345" table:style-name="ce1">
            <text:p>345</text:p>
          </table:table-cell>
          <table:table-cell office:value-type="float" office:value="42" table:style-name="ce1">
            <text:p>42</text:p>
          </table:table-cell>
          <table:table-cell office:value-type="float" office:value="2565251" table:style-name="ce3">
            <text:p>2565251</text:p>
          </table:table-cell>
          <table:table-cell office:value-type="float" office:value="76799" table:style-name="ce3">
            <text:p>76799</text:p>
          </table:table-cell>
          <table:table-cell office:value-type="float" office:value="1181" table:style-name="ce1">
            <text:p>1181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345" table:style-name="ce1">
            <text:p>345</text:p>
          </table:table-cell>
          <table:table-cell office:value-type="float" office:value="42" table:style-name="ce1">
            <text:p>42</text:p>
          </table:table-cell>
          <table:table-cell office:value-type="float" office:value="90" table:formula="of:=MIN([.$B24];[.$D24];[.$F24];[.$H24];[.$J24];[.$L24])" table:style-name="ce1">
            <text:p>90</text:p>
          </table:table-cell>
          <table:table-cell office:value-type="float" office:value="2" table:formula="of:=MIN([.$C24];[.$E24];[.$G24];[.$I24];[.$K24];[.$M24])" table:style-name="ce1">
            <text:p>2</text:p>
          </table:table-cell>
          <table:table-cell office:value-type="float" office:value="345" table:formula="of:=MEDIAN([.$B24];[.$D24];[.$F24];[.$H24];[.$J24];[.$L24])" table:style-name="ce1">
            <text:p>345</text:p>
          </table:table-cell>
          <table:table-cell office:value-type="float" office:value="29.5" table:formula="of:=MEDIAN([.$C24];[.$E24];[.$G24];[.$I24];[.$K24];[.$M24])" table:style-name="ce1">
            <text:p>29,5</text:p>
          </table:table-cell>
          <table:table-cell office:value-type="float" office:value="2565251" table:formula="of:=MAX([.$B24];[.$D24];[.$F24];[.$H24];[.$J24];[.$L24])" table:style-name="ce1">
            <text:p>2565251</text:p>
          </table:table-cell>
          <table:table-cell office:value-type="float" office:value="76799" table:formula="of:=MAX([.$C24];[.$E24];[.$G24];[.$I24];[.$K24];[.$M24])" table:style-name="ce1">
            <text:p>7679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23.lp</text:p>
          </table:table-cell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337" table:style-name="ce1">
            <text:p>337</text:p>
          </table:table-cell>
          <table:table-cell office:value-type="float" office:value="28" table:style-name="ce1">
            <text:p>28</text:p>
          </table:table-cell>
          <table:table-cell office:value-type="float" office:value="16261779" table:style-name="ce3">
            <text:p>16261779</text:p>
          </table:table-cell>
          <table:table-cell office:value-type="float" office:value="383158" table:style-name="ce3">
            <text:p>383158</text:p>
          </table:table-cell>
          <table:table-cell office:value-type="float" office:value="787" table:style-name="ce1">
            <text:p>787</text:p>
          </table:table-cell>
          <table:table-cell office:value-type="float" office:value="11" table:style-name="ce1">
            <text:p>11</text:p>
          </table:table-cell>
          <table:table-cell office:value-type="float" office:value="92" table:style-name="ce2">
            <text:p>92</text:p>
          </table:table-cell>
          <table:table-cell office:value-type="float" office:value="1" table:style-name="ce2">
            <text:p>1</text:p>
          </table:table-cell>
          <table:table-cell office:value-type="float" office:value="337" table:style-name="ce1">
            <text:p>337</text:p>
          </table:table-cell>
          <table:table-cell office:value-type="float" office:value="28" table:style-name="ce1">
            <text:p>28</text:p>
          </table:table-cell>
          <table:table-cell office:value-type="float" office:value="92" table:formula="of:=MIN([.$B25];[.$D25];[.$F25];[.$H25];[.$J25];[.$L25])" table:style-name="ce1">
            <text:p>92</text:p>
          </table:table-cell>
          <table:table-cell office:value-type="float" office:value="1" table:formula="of:=MIN([.$C25];[.$E25];[.$G25];[.$I25];[.$K25];[.$M25])" table:style-name="ce1">
            <text:p>1</text:p>
          </table:table-cell>
          <table:table-cell office:value-type="float" office:value="337" table:formula="of:=MEDIAN([.$B25];[.$D25];[.$F25];[.$H25];[.$J25];[.$L25])" table:style-name="ce1">
            <text:p>337</text:p>
          </table:table-cell>
          <table:table-cell office:value-type="float" office:value="19.5" table:formula="of:=MEDIAN([.$C25];[.$E25];[.$G25];[.$I25];[.$K25];[.$M25])" table:style-name="ce1">
            <text:p>19,5</text:p>
          </table:table-cell>
          <table:table-cell office:value-type="float" office:value="16261779" table:formula="of:=MAX([.$B25];[.$D25];[.$F25];[.$H25];[.$J25];[.$L25])" table:style-name="ce1">
            <text:p>16261779</text:p>
          </table:table-cell>
          <table:table-cell office:value-type="float" office:value="383158" table:formula="of:=MAX([.$C25];[.$E25];[.$G25];[.$I25];[.$K25];[.$M25])" table:style-name="ce1">
            <text:p>383158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24.lp</text:p>
          </table:table-cell>
          <table:table-cell office:value-type="float" office:value="152" table:style-name="ce1">
            <text:p>152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2">
            <text:p>75</text:p>
          </table:table-cell>
          <table:table-cell office:value-type="float" office:value="9" table:style-name="ce1">
            <text:p>9</text:p>
          </table:table-cell>
          <table:table-cell office:value-type="float" office:value="8724558" table:style-name="ce3">
            <text:p>8724558</text:p>
          </table:table-cell>
          <table:table-cell office:value-type="float" office:value="245110" table:style-name="ce3">
            <text:p>245110</text:p>
          </table:table-cell>
          <table:table-cell office:value-type="float" office:value="1361" table:style-name="ce1">
            <text:p>1361</text:p>
          </table:table-cell>
          <table:table-cell office:value-type="float" office:value="21" table:style-name="ce1">
            <text:p>21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2">
            <text:p>2</text:p>
          </table:table-cell>
          <table:table-cell office:value-type="float" office:value="75" table:style-name="ce2">
            <text:p>75</text:p>
          </table:table-cell>
          <table:table-cell office:value-type="float" office:value="9" table:style-name="ce1">
            <text:p>9</text:p>
          </table:table-cell>
          <table:table-cell office:value-type="float" office:value="75" table:formula="of:=MIN([.$B26];[.$D26];[.$F26];[.$H26];[.$J26];[.$L26])" table:style-name="ce1">
            <text:p>75</text:p>
          </table:table-cell>
          <table:table-cell office:value-type="float" office:value="2" table:formula="of:=MIN([.$C26];[.$E26];[.$G26];[.$I26];[.$K26];[.$M26])" table:style-name="ce1">
            <text:p>2</text:p>
          </table:table-cell>
          <table:table-cell office:value-type="float" office:value="120" table:formula="of:=MEDIAN([.$B26];[.$D26];[.$F26];[.$H26];[.$J26];[.$L26])" table:style-name="ce1">
            <text:p>120</text:p>
          </table:table-cell>
          <table:table-cell office:value-type="float" office:value="15" table:formula="of:=MEDIAN([.$C26];[.$E26];[.$G26];[.$I26];[.$K26];[.$M26])" table:style-name="ce1">
            <text:p>15</text:p>
          </table:table-cell>
          <table:table-cell office:value-type="float" office:value="8724558" table:formula="of:=MAX([.$B26];[.$D26];[.$F26];[.$H26];[.$J26];[.$L26])" table:style-name="ce1">
            <text:p>8724558</text:p>
          </table:table-cell>
          <table:table-cell office:value-type="float" office:value="245110" table:formula="of:=MAX([.$C26];[.$E26];[.$G26];[.$I26];[.$K26];[.$M26])" table:style-name="ce1">
            <text:p>24511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25.lp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IN([.$B27];[.$D27];[.$F27];[.$H27];[.$J27];[.$L27])" table:style-name="ce1">
            <text:p>0</text:p>
          </table:table-cell>
          <table:table-cell office:value-type="float" office:value="1" table:formula="of:=MIN([.$C27];[.$E27];[.$G27];[.$I27];[.$K27];[.$M27])" table:style-name="ce1">
            <text:p>1</text:p>
          </table:table-cell>
          <table:table-cell office:value-type="float" office:value="0" table:formula="of:=MEDIAN([.$B27];[.$D27];[.$F27];[.$H27];[.$J27];[.$L27])" table:style-name="ce1">
            <text:p>0</text:p>
          </table:table-cell>
          <table:table-cell office:value-type="float" office:value="1" table:formula="of:=MEDIAN([.$C27];[.$E27];[.$G27];[.$I27];[.$K27];[.$M27])" table:style-name="ce1">
            <text:p>1</text:p>
          </table:table-cell>
          <table:table-cell office:value-type="float" office:value="0" table:formula="of:=MAX([.$B27];[.$D27];[.$F27];[.$H27];[.$J27];[.$L27])" table:style-name="ce1">
            <text:p>0</text:p>
          </table:table-cell>
          <table:table-cell office:value-type="float" office:value="1" table:formula="of:=MAX([.$C27];[.$E27];[.$G27];[.$I27];[.$K27];[.$M27])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26.lp</text:p>
          </table:table-cell>
          <table:table-cell office:value-type="float" office:value="198" table:style-name="ce1">
            <text:p>198</text:p>
          </table:table-cell>
          <table:table-cell office:value-type="float" office:value="24" table:style-name="ce1">
            <text:p>24</text:p>
          </table:table-cell>
          <table:table-cell office:value-type="float" office:value="411" table:style-name="ce1">
            <text:p>411</text:p>
          </table:table-cell>
          <table:table-cell office:value-type="float" office:value="34" table:style-name="ce1">
            <text:p>34</text:p>
          </table:table-cell>
          <table:table-cell office:value-type="float" office:value="4097512" table:style-name="ce3">
            <text:p>4097512</text:p>
          </table:table-cell>
          <table:table-cell office:value-type="float" office:value="123892" table:style-name="ce3">
            <text:p>123892</text:p>
          </table:table-cell>
          <table:table-cell office:value-type="float" office:value="2036" table:style-name="ce1">
            <text:p>2036</text:p>
          </table:table-cell>
          <table:table-cell office:value-type="float" office:value="24" table:style-name="ce1">
            <text:p>24</text:p>
          </table:table-cell>
          <table:table-cell office:value-type="float" office:value="94" table:style-name="ce2">
            <text:p>94</text:p>
          </table:table-cell>
          <table:table-cell office:value-type="float" office:value="7" table:style-name="ce2">
            <text:p>7</text:p>
          </table:table-cell>
          <table:table-cell office:value-type="float" office:value="411" table:style-name="ce1">
            <text:p>411</text:p>
          </table:table-cell>
          <table:table-cell office:value-type="float" office:value="34" table:style-name="ce1">
            <text:p>34</text:p>
          </table:table-cell>
          <table:table-cell office:value-type="float" office:value="94" table:formula="of:=MIN([.$B28];[.$D28];[.$F28];[.$H28];[.$J28];[.$L28])" table:style-name="ce1">
            <text:p>94</text:p>
          </table:table-cell>
          <table:table-cell office:value-type="float" office:value="7" table:formula="of:=MIN([.$C28];[.$E28];[.$G28];[.$I28];[.$K28];[.$M28])" table:style-name="ce1">
            <text:p>7</text:p>
          </table:table-cell>
          <table:table-cell office:value-type="float" office:value="411" table:formula="of:=MEDIAN([.$B28];[.$D28];[.$F28];[.$H28];[.$J28];[.$L28])" table:style-name="ce1">
            <text:p>411</text:p>
          </table:table-cell>
          <table:table-cell office:value-type="float" office:value="29" table:formula="of:=MEDIAN([.$C28];[.$E28];[.$G28];[.$I28];[.$K28];[.$M28])" table:style-name="ce1">
            <text:p>29</text:p>
          </table:table-cell>
          <table:table-cell office:value-type="float" office:value="4097512" table:formula="of:=MAX([.$B28];[.$D28];[.$F28];[.$H28];[.$J28];[.$L28])" table:style-name="ce1">
            <text:p>4097512</text:p>
          </table:table-cell>
          <table:table-cell office:value-type="float" office:value="123892" table:formula="of:=MAX([.$C28];[.$E28];[.$G28];[.$I28];[.$K28];[.$M28])" table:style-name="ce1">
            <text:p>12389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27.lp</text:p>
          </table:table-cell>
          <table:table-cell office:value-type="float" office:value="107" table:style-name="ce1">
            <text:p>107</text:p>
          </table:table-cell>
          <table:table-cell office:value-type="float" office:value="8" table:style-name="ce1">
            <text:p>8</text:p>
          </table:table-cell>
          <table:table-cell office:value-type="float" office:value="252" table:style-name="ce1">
            <text:p>252</text:p>
          </table:table-cell>
          <table:table-cell office:value-type="float" office:value="30" table:style-name="ce1">
            <text:p>30</text:p>
          </table:table-cell>
          <table:table-cell office:value-type="float" office:value="2487764" table:style-name="ce3">
            <text:p>2487764</text:p>
          </table:table-cell>
          <table:table-cell office:value-type="float" office:value="31617" table:style-name="ce3">
            <text:p>31617</text:p>
          </table:table-cell>
          <table:table-cell office:value-type="float" office:value="471" table:style-name="ce1">
            <text:p>471</text:p>
          </table:table-cell>
          <table:table-cell office:value-type="float" office:value="9" table:style-name="ce1">
            <text:p>9</text:p>
          </table:table-cell>
          <table:table-cell office:value-type="float" office:value="80" table:style-name="ce2">
            <text:p>80</text:p>
          </table:table-cell>
          <table:table-cell office:value-type="float" office:value="4" table:style-name="ce2">
            <text:p>4</text:p>
          </table:table-cell>
          <table:table-cell office:value-type="float" office:value="252" table:style-name="ce1">
            <text:p>252</text:p>
          </table:table-cell>
          <table:table-cell office:value-type="float" office:value="30" table:style-name="ce1">
            <text:p>30</text:p>
          </table:table-cell>
          <table:table-cell office:value-type="float" office:value="80" table:formula="of:=MIN([.$B29];[.$D29];[.$F29];[.$H29];[.$J29];[.$L29])" table:style-name="ce1">
            <text:p>80</text:p>
          </table:table-cell>
          <table:table-cell office:value-type="float" office:value="4" table:formula="of:=MIN([.$C29];[.$E29];[.$G29];[.$I29];[.$K29];[.$M29])" table:style-name="ce1">
            <text:p>4</text:p>
          </table:table-cell>
          <table:table-cell office:value-type="float" office:value="252" table:formula="of:=MEDIAN([.$B29];[.$D29];[.$F29];[.$H29];[.$J29];[.$L29])" table:style-name="ce1">
            <text:p>252</text:p>
          </table:table-cell>
          <table:table-cell office:value-type="float" office:value="19.5" table:formula="of:=MEDIAN([.$C29];[.$E29];[.$G29];[.$I29];[.$K29];[.$M29])" table:style-name="ce1">
            <text:p>19,5</text:p>
          </table:table-cell>
          <table:table-cell office:value-type="float" office:value="2487764" table:formula="of:=MAX([.$B29];[.$D29];[.$F29];[.$H29];[.$J29];[.$L29])" table:style-name="ce1">
            <text:p>2487764</text:p>
          </table:table-cell>
          <table:table-cell office:value-type="float" office:value="31617" table:formula="of:=MAX([.$C29];[.$E29];[.$G29];[.$I29];[.$K29];[.$M29])" table:style-name="ce1">
            <text:p>3161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28.lp</text:p>
          </table:table-cell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341" table:style-name="ce1">
            <text:p>341</text:p>
          </table:table-cell>
          <table:table-cell office:value-type="float" office:value="35" table:style-name="ce1">
            <text:p>35</text:p>
          </table:table-cell>
          <table:table-cell office:value-type="float" office:value="3780779" table:style-name="ce3">
            <text:p>3780779</text:p>
          </table:table-cell>
          <table:table-cell office:value-type="float" office:value="75858" table:style-name="ce3">
            <text:p>75858</text:p>
          </table:table-cell>
          <table:table-cell office:value-type="float" office:value="477" table:style-name="ce1">
            <text:p>477</text:p>
          </table:table-cell>
          <table:table-cell office:value-type="float" office:value="10" table:style-name="ce1">
            <text:p>10</text:p>
          </table:table-cell>
          <table:table-cell office:value-type="float" office:value="79" table:style-name="ce2">
            <text:p>79</text:p>
          </table:table-cell>
          <table:table-cell office:value-type="float" office:value="2" table:style-name="ce2">
            <text:p>2</text:p>
          </table:table-cell>
          <table:table-cell office:value-type="float" office:value="341" table:style-name="ce1">
            <text:p>341</text:p>
          </table:table-cell>
          <table:table-cell office:value-type="float" office:value="35" table:style-name="ce1">
            <text:p>35</text:p>
          </table:table-cell>
          <table:table-cell office:value-type="float" office:value="79" table:formula="of:=MIN([.$B30];[.$D30];[.$F30];[.$H30];[.$J30];[.$L30])" table:style-name="ce1">
            <text:p>79</text:p>
          </table:table-cell>
          <table:table-cell office:value-type="float" office:value="2" table:formula="of:=MIN([.$C30];[.$E30];[.$G30];[.$I30];[.$K30];[.$M30])" table:style-name="ce1">
            <text:p>2</text:p>
          </table:table-cell>
          <table:table-cell office:value-type="float" office:value="341" table:formula="of:=MEDIAN([.$B30];[.$D30];[.$F30];[.$H30];[.$J30];[.$L30])" table:style-name="ce1">
            <text:p>341</text:p>
          </table:table-cell>
          <table:table-cell office:value-type="float" office:value="22.5" table:formula="of:=MEDIAN([.$C30];[.$E30];[.$G30];[.$I30];[.$K30];[.$M30])" table:style-name="ce1">
            <text:p>22,5</text:p>
          </table:table-cell>
          <table:table-cell office:value-type="float" office:value="3780779" table:formula="of:=MAX([.$B30];[.$D30];[.$F30];[.$H30];[.$J30];[.$L30])" table:style-name="ce1">
            <text:p>3780779</text:p>
          </table:table-cell>
          <table:table-cell office:value-type="float" office:value="75858" table:formula="of:=MAX([.$C30];[.$E30];[.$G30];[.$I30];[.$K30];[.$M30])" table:style-name="ce1">
            <text:p>75858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29.lp</text:p>
          </table:table-cell>
          <table:table-cell office:value-type="float" office:value="115" table:style-name="ce1">
            <text:p>115</text:p>
          </table:table-cell>
          <table:table-cell office:value-type="float" office:value="17" table:style-name="ce1">
            <text:p>17</text:p>
          </table:table-cell>
          <table:table-cell office:value-type="float" office:value="396" table:style-name="ce1">
            <text:p>396</text:p>
          </table:table-cell>
          <table:table-cell office:value-type="float" office:value="36" table:style-name="ce1">
            <text:p>36</text:p>
          </table:table-cell>
          <table:table-cell office:value-type="float" office:value="4103424" table:style-name="ce3">
            <text:p>4103424</text:p>
          </table:table-cell>
          <table:table-cell office:value-type="float" office:value="80044" table:style-name="ce3">
            <text:p>80044</text:p>
          </table:table-cell>
          <table:table-cell office:value-type="float" office:value="997" table:style-name="ce1">
            <text:p>997</text:p>
          </table:table-cell>
          <table:table-cell office:value-type="float" office:value="9" table:style-name="ce1">
            <text:p>9</text:p>
          </table:table-cell>
          <table:table-cell office:value-type="float" office:value="83" table:style-name="ce2">
            <text:p>83</text:p>
          </table:table-cell>
          <table:table-cell office:value-type="float" office:value="4" table:style-name="ce2">
            <text:p>4</text:p>
          </table:table-cell>
          <table:table-cell office:value-type="float" office:value="396" table:style-name="ce1">
            <text:p>396</text:p>
          </table:table-cell>
          <table:table-cell office:value-type="float" office:value="36" table:style-name="ce1">
            <text:p>36</text:p>
          </table:table-cell>
          <table:table-cell office:value-type="float" office:value="83" table:formula="of:=MIN([.$B31];[.$D31];[.$F31];[.$H31];[.$J31];[.$L31])" table:style-name="ce1">
            <text:p>83</text:p>
          </table:table-cell>
          <table:table-cell office:value-type="float" office:value="4" table:formula="of:=MIN([.$C31];[.$E31];[.$G31];[.$I31];[.$K31];[.$M31])" table:style-name="ce1">
            <text:p>4</text:p>
          </table:table-cell>
          <table:table-cell office:value-type="float" office:value="396" table:formula="of:=MEDIAN([.$B31];[.$D31];[.$F31];[.$H31];[.$J31];[.$L31])" table:style-name="ce1">
            <text:p>396</text:p>
          </table:table-cell>
          <table:table-cell office:value-type="float" office:value="26.5" table:formula="of:=MEDIAN([.$C31];[.$E31];[.$G31];[.$I31];[.$K31];[.$M31])" table:style-name="ce1">
            <text:p>26,5</text:p>
          </table:table-cell>
          <table:table-cell office:value-type="float" office:value="4103424" table:formula="of:=MAX([.$B31];[.$D31];[.$F31];[.$H31];[.$J31];[.$L31])" table:style-name="ce1">
            <text:p>4103424</text:p>
          </table:table-cell>
          <table:table-cell office:value-type="float" office:value="80044" table:formula="of:=MAX([.$C31];[.$E31];[.$G31];[.$I31];[.$K31];[.$M31])" table:style-name="ce1">
            <text:p>80044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/convertedx19_y9_n171_r5_s60_ps3_pr60_u60_o5_N030.lp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286" table:style-name="ce1">
            <text:p>286</text:p>
          </table:table-cell>
          <table:table-cell office:value-type="float" office:value="28" table:style-name="ce1">
            <text:p>28</text:p>
          </table:table-cell>
          <table:table-cell office:value-type="float" office:value="4652936" table:style-name="ce3">
            <text:p>4652936</text:p>
          </table:table-cell>
          <table:table-cell office:value-type="float" office:value="123443" table:style-name="ce3">
            <text:p>123443</text:p>
          </table:table-cell>
          <table:table-cell office:value-type="float" office:value="1193" table:style-name="ce1">
            <text:p>1193</text:p>
          </table:table-cell>
          <table:table-cell office:value-type="float" office:value="14" table:style-name="ce1">
            <text:p>14</text:p>
          </table:table-cell>
          <table:table-cell office:value-type="float" office:value="68" table:style-name="ce2">
            <text:p>68</text:p>
          </table:table-cell>
          <table:table-cell office:value-type="float" office:value="2" table:style-name="ce2">
            <text:p>2</text:p>
          </table:table-cell>
          <table:table-cell office:value-type="float" office:value="286" table:style-name="ce1">
            <text:p>286</text:p>
          </table:table-cell>
          <table:table-cell office:value-type="float" office:value="28" table:style-name="ce1">
            <text:p>28</text:p>
          </table:table-cell>
          <table:table-cell office:value-type="float" office:value="68" table:formula="of:=MIN([.$B32];[.$D32];[.$F32];[.$H32];[.$J32];[.$L32])" table:style-name="ce1">
            <text:p>68</text:p>
          </table:table-cell>
          <table:table-cell office:value-type="float" office:value="2" table:formula="of:=MIN([.$C32];[.$E32];[.$G32];[.$I32];[.$K32];[.$M32])" table:style-name="ce1">
            <text:p>2</text:p>
          </table:table-cell>
          <table:table-cell office:value-type="float" office:value="286" table:formula="of:=MEDIAN([.$B32];[.$D32];[.$F32];[.$H32];[.$J32];[.$L32])" table:style-name="ce1">
            <text:p>286</text:p>
          </table:table-cell>
          <table:table-cell office:value-type="float" office:value="21" table:formula="of:=MEDIAN([.$C32];[.$E32];[.$G32];[.$I32];[.$K32];[.$M32])" table:style-name="ce1">
            <text:p>21</text:p>
          </table:table-cell>
          <table:table-cell office:value-type="float" office:value="4652936" table:formula="of:=MAX([.$B32];[.$D32];[.$F32];[.$H32];[.$J32];[.$L32])" table:style-name="ce1">
            <text:p>4652936</text:p>
          </table:table-cell>
          <table:table-cell office:value-type="float" office:value="123443" table:formula="of:=MAX([.$C32];[.$E32];[.$G32];[.$I32];[.$K32];[.$M32])" table:style-name="ce1">
            <text:p>123443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3315" table:formula="of:=SUM([.B3:.B32])" table:style-name="ce1">
            <text:p>3315</text:p>
          </table:table-cell>
          <table:table-cell office:value-type="float" office:value="329" table:formula="of:=SUM([.C3:.C32])" table:style-name="ce1">
            <text:p>329</text:p>
          </table:table-cell>
          <table:table-cell office:value-type="float" office:value="6808" table:formula="of:=SUM([.D3:.D32])" table:style-name="ce1">
            <text:p>6808</text:p>
          </table:table-cell>
          <table:table-cell office:value-type="float" office:value="732" table:formula="of:=SUM([.E3:.E32])" table:style-name="ce1">
            <text:p>732</text:p>
          </table:table-cell>
          <table:table-cell office:value-type="float" office:value="162343148" table:formula="of:=SUM([.F3:.F32])" table:style-name="ce3">
            <text:p>162343148</text:p>
          </table:table-cell>
          <table:table-cell office:value-type="float" office:value="3987690" table:formula="of:=SUM([.G3:.G32])" table:style-name="ce3">
            <text:p>3987690</text:p>
          </table:table-cell>
          <table:table-cell office:value-type="float" office:value="34110" table:formula="of:=SUM([.H3:.H32])" table:style-name="ce1">
            <text:p>34110</text:p>
          </table:table-cell>
          <table:table-cell office:value-type="float" office:value="486" table:formula="of:=SUM([.I3:.I32])" table:style-name="ce1">
            <text:p>486</text:p>
          </table:table-cell>
          <table:table-cell office:value-type="float" office:value="2070" table:formula="of:=SUM([.J3:.J32])" table:style-name="ce2">
            <text:p>2070</text:p>
          </table:table-cell>
          <table:table-cell office:value-type="float" office:value="94" table:formula="of:=SUM([.K3:.K32])" table:style-name="ce2">
            <text:p>94</text:p>
          </table:table-cell>
          <table:table-cell office:value-type="float" office:value="6808" table:formula="of:=SUM([.L3:.L32])" table:style-name="ce1">
            <text:p>6808</text:p>
          </table:table-cell>
          <table:table-cell office:value-type="float" office:value="732" table:formula="of:=SUM([.M3:.M32])" table:style-name="ce1">
            <text:p>732</text:p>
          </table:table-cell>
          <table:table-cell office:value-type="float" office:value="2048" table:formula="of:=SUM([.N3:.N32])" table:style-name="ce1">
            <text:p>2048</text:p>
          </table:table-cell>
          <table:table-cell office:value-type="float" office:value="93" table:formula="of:=SUM([.O3:.O32])" table:style-name="ce1">
            <text:p>93</text:p>
          </table:table-cell>
          <table:table-cell office:value-type="float" office:value="7005" table:formula="of:=SUM([.P3:.P32])" table:style-name="ce1">
            <text:p>7005</text:p>
          </table:table-cell>
          <table:table-cell office:value-type="float" office:value="592.5" table:formula="of:=SUM([.Q3:.Q32])" table:style-name="ce1">
            <text:p>592,5</text:p>
          </table:table-cell>
          <table:table-cell office:value-type="float" office:value="162343148" table:formula="of:=SUM([.R3:.R32])" table:style-name="ce1">
            <text:p>162343148</text:p>
          </table:table-cell>
          <table:table-cell office:value-type="float" office:value="3987690" table:formula="of:=SUM([.S3:.S32])" table:style-name="ce1">
            <text:p>398769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10.5" table:formula="of:=AVERAGE([.B3:.B32])" table:style-name="ce1">
            <text:p>110,5</text:p>
          </table:table-cell>
          <table:table-cell office:value-type="float" office:value="10.966666666666667" table:formula="of:=AVERAGE([.C3:.C32])" table:style-name="ce1">
            <text:p>10,96666667</text:p>
          </table:table-cell>
          <table:table-cell office:value-type="float" office:value="226.93333333333334" table:formula="of:=AVERAGE([.D3:.D32])" table:style-name="ce1">
            <text:p>226,9333333</text:p>
          </table:table-cell>
          <table:table-cell office:value-type="float" office:value="24.4" table:formula="of:=AVERAGE([.E3:.E32])" table:style-name="ce1">
            <text:p>24,4</text:p>
          </table:table-cell>
          <table:table-cell office:value-type="float" office:value="5411438.2666666666" table:formula="of:=AVERAGE([.F3:.F32])" table:style-name="ce3">
            <text:p>5411438,267</text:p>
          </table:table-cell>
          <table:table-cell office:value-type="float" office:value="132923" table:formula="of:=AVERAGE([.G3:.G32])" table:style-name="ce3">
            <text:p>132923</text:p>
          </table:table-cell>
          <table:table-cell office:value-type="float" office:value="1137" table:formula="of:=AVERAGE([.H3:.H32])" table:style-name="ce1">
            <text:p>1137</text:p>
          </table:table-cell>
          <table:table-cell office:value-type="float" office:value="16.2" table:formula="of:=AVERAGE([.I3:.I32])" table:style-name="ce1">
            <text:p>16,2</text:p>
          </table:table-cell>
          <table:table-cell office:value-type="float" office:value="69" table:formula="of:=AVERAGE([.J3:.J32])" table:style-name="ce2">
            <text:p>69</text:p>
          </table:table-cell>
          <table:table-cell office:value-type="float" office:value="3.1333333333333333" table:formula="of:=AVERAGE([.K3:.K32])" table:style-name="ce2">
            <text:p>3,133333333</text:p>
          </table:table-cell>
          <table:table-cell office:value-type="float" office:value="226.93333333333334" table:formula="of:=AVERAGE([.L3:.L32])" table:style-name="ce1">
            <text:p>226,9333333</text:p>
          </table:table-cell>
          <table:table-cell office:value-type="float" office:value="24.4" table:formula="of:=AVERAGE([.M3:.M32])" table:style-name="ce1">
            <text:p>24,4</text:p>
          </table:table-cell>
          <table:table-cell office:value-type="float" office:value="68.266666666666666" table:formula="of:=AVERAGE([.N3:.N32])" table:style-name="ce1">
            <text:p>68,26666667</text:p>
          </table:table-cell>
          <table:table-cell office:value-type="float" office:value="3.1" table:formula="of:=AVERAGE([.O3:.O32])" table:style-name="ce1">
            <text:p>3,1</text:p>
          </table:table-cell>
          <table:table-cell office:value-type="float" office:value="233.5" table:formula="of:=AVERAGE([.P3:.P32])" table:style-name="ce1">
            <text:p>233,5</text:p>
          </table:table-cell>
          <table:table-cell office:value-type="float" office:value="19.75" table:formula="of:=AVERAGE([.Q3:.Q32])" table:style-name="ce1">
            <text:p>19,75</text:p>
          </table:table-cell>
          <table:table-cell office:value-type="float" office:value="5411438.2666666666" table:formula="of:=AVERAGE([.R3:.R32])" table:style-name="ce1">
            <text:p>5411438,267</text:p>
          </table:table-cell>
          <table:table-cell office:value-type="float" office:value="132923" table:formula="of:=AVERAGE([.S3:.S32])" table:style-name="ce1">
            <text:p>13292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67.190285627898774" table:formula="of:=STDEV([.B3:.B32])" table:style-name="ce1">
            <text:p>67,19028563</text:p>
          </table:table-cell>
          <table:table-cell office:value-type="float" office:value="10.469935063307942" table:formula="of:=STDEV([.C3:.C32])" table:style-name="ce1">
            <text:p>10,46993506</text:p>
          </table:table-cell>
          <table:table-cell office:value-type="float" office:value="146.44239383677009" table:formula="of:=STDEV([.D3:.D32])" table:style-name="ce1">
            <text:p>146,4423938</text:p>
          </table:table-cell>
          <table:table-cell office:value-type="float" office:value="15.412936796394618" table:formula="of:=STDEV([.E3:.E32])" table:style-name="ce1">
            <text:p>15,4129368</text:p>
          </table:table-cell>
          <table:table-cell office:value-type="float" office:value="4095442.9102118295" table:formula="of:=STDEV([.F3:.F32])" table:style-name="ce3">
            <text:p>4095442,91</text:p>
          </table:table-cell>
          <table:table-cell office:value-type="float" office:value="114698.38046116341" table:formula="of:=STDEV([.G3:.G32])" table:style-name="ce3">
            <text:p>114698,3805</text:p>
          </table:table-cell>
          <table:table-cell office:value-type="float" office:value="850.62788168707959" table:formula="of:=STDEV([.H3:.H32])" table:style-name="ce1">
            <text:p>850,6278817</text:p>
          </table:table-cell>
          <table:table-cell office:value-type="float" office:value="10.323725603910034" table:formula="of:=STDEV([.I3:.I32])" table:style-name="ce1">
            <text:p>10,3237256</text:p>
          </table:table-cell>
          <table:table-cell office:value-type="float" office:value="32.81820352728986" table:formula="of:=STDEV([.J3:.J32])" table:style-name="ce2">
            <text:p>32,81820353</text:p>
          </table:table-cell>
          <table:table-cell office:value-type="float" office:value="1.9780403631273349" table:formula="of:=STDEV([.K3:.K32])" table:style-name="ce2">
            <text:p>1,978040363</text:p>
          </table:table-cell>
          <table:table-cell office:value-type="float" office:value="146.44239383677009" table:formula="of:=STDEV([.L3:.L32])" table:style-name="ce1">
            <text:p>146,4423938</text:p>
          </table:table-cell>
          <table:table-cell office:value-type="float" office:value="15.412936796394618" table:formula="of:=STDEV([.M3:.M32])" table:style-name="ce1">
            <text:p>15,4129368</text:p>
          </table:table-cell>
          <table:table-cell office:value-type="float" office:value="32.370626673951925" table:formula="of:=STDEV([.N3:.N32])" table:style-name="ce1">
            <text:p>32,37062667</text:p>
          </table:table-cell>
          <table:table-cell office:value-type="float" office:value="2.0060254063781153" table:formula="of:=STDEV([.O3:.O32])" table:style-name="ce1">
            <text:p>2,006025406</text:p>
          </table:table-cell>
          <table:table-cell office:value-type="float" office:value="140.81370671919692" table:formula="of:=STDEV([.P3:.P32])" table:style-name="ce1">
            <text:p>140,8137067</text:p>
          </table:table-cell>
          <table:table-cell office:value-type="float" office:value="10.493635180924903" table:formula="of:=STDEV([.Q3:.Q32])" table:style-name="ce1">
            <text:p>10,49363518</text:p>
          </table:table-cell>
          <table:table-cell office:value-type="float" office:value="4095442.9102118295" table:formula="of:=STDEV([.R3:.R32])" table:style-name="ce1">
            <text:p>4095442,91</text:p>
          </table:table-cell>
          <table:table-cell office:value-type="float" office:value="114698.38046116341" table:formula="of:=STDEV([.S3:.S32])" table:style-name="ce1">
            <text:p>114698,3805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365.71983812749346" table:formula="of:=SUM(([.B3:.B32]-[.$N3:.$N32])^2)^0.5" table:number-matrix-columns-spanned="1" table:number-matrix-rows-spanned="1" table:style-name="ce1">
            <text:p>365,7198381</text:p>
          </table:table-cell>
          <table:table-cell office:value-type="float" office:value="66.887966032762577" table:formula="of:=SUM(([.C3:.C32]-[.$O3:.$O32])^2)^0.5" table:number-matrix-columns-spanned="1" table:number-matrix-rows-spanned="1" table:style-name="ce1">
            <text:p>66,88796603</text:p>
          </table:table-cell>
          <table:table-cell office:value-type="float" office:value="1095.1228241617466" table:formula="of:=SUM(([.D3:.D32]-[.$N3:.$N32])^2)^0.5" table:number-matrix-columns-spanned="1" table:number-matrix-rows-spanned="1" table:style-name="ce1">
            <text:p>1095,122824</text:p>
          </table:table-cell>
          <table:table-cell office:value-type="float" office:value="141.53798076841423" table:formula="of:=SUM(([.E3:.E32]-[.$O3:.$O32])^2)^0.5" table:number-matrix-columns-spanned="1" table:number-matrix-rows-spanned="1" table:style-name="ce1">
            <text:p>141,5379808</text:p>
          </table:table-cell>
          <table:table-cell office:value-type="float" office:value="36944422.415782981" table:formula="of:=SUM(([.F3:.F32]-[.$N3:.$N32])^2)^0.5" table:number-matrix-columns-spanned="1" table:number-matrix-rows-spanned="1" table:style-name="ce3">
            <text:p>36944422,42</text:p>
          </table:table-cell>
          <table:table-cell office:value-type="float" office:value="954749.08082857041" table:formula="of:=SUM(([.G3:.G32]-[.$O3:.$O32])^2)^0.5" table:number-matrix-columns-spanned="1" table:number-matrix-rows-spanned="1" table:style-name="ce3">
            <text:p>954749,0808</text:p>
          </table:table-cell>
          <table:table-cell office:value-type="float" office:value="7380.8632286474458" table:formula="of:=SUM(([.H3:.H32]-[.$N3:.$N32])^2)^0.5" table:number-matrix-columns-spanned="1" table:number-matrix-rows-spanned="1" table:style-name="ce1">
            <text:p>7380,863229</text:p>
          </table:table-cell>
          <table:table-cell office:value-type="float" office:value="88.977525252166913" table:formula="of:=SUM(([.I3:.I32]-[.$O3:.$O32])^2)^0.5" table:number-matrix-columns-spanned="1" table:number-matrix-rows-spanned="1" table:style-name="ce1">
            <text:p>88,97752525</text:p>
          </table:table-cell>
          <table:table-cell office:value-type="float" office:value="14.491376746189438" table:formula="of:=SUM(([.J3:.J32]-[.$N3:.$N32])^2)^0.5" table:number-matrix-columns-spanned="1" table:number-matrix-rows-spanned="1" table:style-name="ce2">
            <text:p>14,49137675</text:p>
          </table:table-cell>
          <table:table-cell office:value-type="float" office:value="1" table:formula="of:=SUM(([.K3:.K32]-[.$O3:.$O32])^2)^0.5" table:number-matrix-columns-spanned="1" table:number-matrix-rows-spanned="1" table:style-name="ce2">
            <text:p>1</text:p>
          </table:table-cell>
          <table:table-cell office:value-type="float" office:value="1095.1228241617466" table:formula="of:=SUM(([.L3:.L32]-[.$N3:.$N32])^2)^0.5" table:number-matrix-columns-spanned="1" table:number-matrix-rows-spanned="1" table:style-name="ce1">
            <text:p>1095,122824</text:p>
          </table:table-cell>
          <table:table-cell office:value-type="float" office:value="141.53798076841423" table:formula="of:=SUM(([.M3:.M32]-[.$O3:.$O32])^2)^0.5" table:number-matrix-columns-spanned="1" table:number-matrix-rows-spanned="1" table:style-name="ce1">
            <text:p>141,537980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32]=[.$N3:.$N32])" table:number-matrix-columns-spanned="1" table:number-matrix-rows-spanned="1" table:style-name="ce1">
            <text:p>0</text:p>
          </table:table-cell>
          <table:table-cell office:value-type="float" office:value="0" table:formula="of:=SUM([.C3:.C32]=[.$O3:.$O32])" table:number-matrix-columns-spanned="1" table:number-matrix-rows-spanned="1" table:style-name="ce1">
            <text:p>0</text:p>
          </table:table-cell>
          <table:table-cell office:value-type="float" office:value="0" table:formula="of:=SUM([.D3:.D32]=[.$N3:.$N32])" table:number-matrix-columns-spanned="1" table:number-matrix-rows-spanned="1" table:style-name="ce1">
            <text:p>0</text:p>
          </table:table-cell>
          <table:table-cell office:value-type="float" office:value="0" table:formula="of:=SUM([.E3:.E32]=[.$O3:.$O32])" table:number-matrix-columns-spanned="1" table:number-matrix-rows-spanned="1" table:style-name="ce1">
            <text:p>0</text:p>
          </table:table-cell>
          <table:table-cell office:value-type="float" office:value="0" table:formula="of:=SUM([.F3:.F32]=[.$N3:.$N32])" table:number-matrix-columns-spanned="1" table:number-matrix-rows-spanned="1" table:style-name="ce1">
            <text:p>0</text:p>
          </table:table-cell>
          <table:table-cell office:value-type="float" office:value="0" table:formula="of:=SUM([.G3:.G32]=[.$O3:.$O32])" table:number-matrix-columns-spanned="1" table:number-matrix-rows-spanned="1" table:style-name="ce1">
            <text:p>0</text:p>
          </table:table-cell>
          <table:table-cell office:value-type="float" office:value="0" table:formula="of:=SUM([.H3:.H32]=[.$N3:.$N32])" table:number-matrix-columns-spanned="1" table:number-matrix-rows-spanned="1" table:style-name="ce1">
            <text:p>0</text:p>
          </table:table-cell>
          <table:table-cell office:value-type="float" office:value="0" table:formula="of:=SUM([.I3:.I32]=[.$O3:.$O32])" table:number-matrix-columns-spanned="1" table:number-matrix-rows-spanned="1" table:style-name="ce1">
            <text:p>0</text:p>
          </table:table-cell>
          <table:table-cell office:value-type="float" office:value="0" table:formula="of:=SUM([.J3:.J32]=[.$N3:.$N32])" table:number-matrix-columns-spanned="1" table:number-matrix-rows-spanned="1" table:style-name="ce2">
            <text:p>0</text:p>
          </table:table-cell>
          <table:table-cell office:value-type="float" office:value="0" table:formula="of:=SUM([.K3:.K32]=[.$O3:.$O32])" table:number-matrix-columns-spanned="1" table:number-matrix-rows-spanned="1" table:style-name="ce2">
            <text:p>0</text:p>
          </table:table-cell>
          <table:table-cell office:value-type="float" office:value="0" table:formula="of:=SUM([.L3:.L32]=[.$N3:.$N32])" table:number-matrix-columns-spanned="1" table:number-matrix-rows-spanned="1" table:style-name="ce1">
            <text:p>0</text:p>
          </table:table-cell>
          <table:table-cell office:value-type="float" office:value="0" table:formula="of:=SUM([.M3:.M32]=[.$O3:.$O32])" table:number-matrix-columns-spanned="1" table:number-matrix-rows-spanned="1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32]&lt;[.$P3:.$P32])" table:number-matrix-columns-spanned="1" table:number-matrix-rows-spanned="1" table:style-name="ce1">
            <text:p>0</text:p>
          </table:table-cell>
          <table:table-cell office:value-type="float" office:value="0" table:formula="of:=SUM([.C3:.C32]&lt;[.$Q3:.$Q32])" table:number-matrix-columns-spanned="1" table:number-matrix-rows-spanned="1" table:style-name="ce1">
            <text:p>0</text:p>
          </table:table-cell>
          <table:table-cell office:value-type="float" office:value="0" table:formula="of:=SUM([.D3:.D32]&lt;[.$P3:.$P32])" table:number-matrix-columns-spanned="1" table:number-matrix-rows-spanned="1" table:style-name="ce1">
            <text:p>0</text:p>
          </table:table-cell>
          <table:table-cell office:value-type="float" office:value="0" table:formula="of:=SUM([.E3:.E32]&lt;[.$Q3:.$Q32])" table:number-matrix-columns-spanned="1" table:number-matrix-rows-spanned="1" table:style-name="ce1">
            <text:p>0</text:p>
          </table:table-cell>
          <table:table-cell office:value-type="float" office:value="0" table:formula="of:=SUM([.F3:.F32]&lt;[.$P3:.$P32])" table:number-matrix-columns-spanned="1" table:number-matrix-rows-spanned="1" table:style-name="ce3">
            <text:p>0</text:p>
          </table:table-cell>
          <table:table-cell office:value-type="float" office:value="0" table:formula="of:=SUM([.G3:.G32]&lt;[.$Q3:.$Q32])" table:number-matrix-columns-spanned="1" table:number-matrix-rows-spanned="1" table:style-name="ce3">
            <text:p>0</text:p>
          </table:table-cell>
          <table:table-cell office:value-type="float" office:value="0" table:formula="of:=SUM([.H3:.H32]&lt;[.$P3:.$P32])" table:number-matrix-columns-spanned="1" table:number-matrix-rows-spanned="1" table:style-name="ce1">
            <text:p>0</text:p>
          </table:table-cell>
          <table:table-cell office:value-type="float" office:value="0" table:formula="of:=SUM([.I3:.I32]&lt;[.$Q3:.$Q32])" table:number-matrix-columns-spanned="1" table:number-matrix-rows-spanned="1" table:style-name="ce1">
            <text:p>0</text:p>
          </table:table-cell>
          <table:table-cell office:value-type="float" office:value="0" table:formula="of:=SUM([.J3:.J32]&lt;[.$P3:.$P32])" table:number-matrix-columns-spanned="1" table:number-matrix-rows-spanned="1" table:style-name="ce2">
            <text:p>0</text:p>
          </table:table-cell>
          <table:table-cell office:value-type="float" office:value="0" table:formula="of:=SUM([.K3:.K32]&lt;[.$Q3:.$Q32])" table:number-matrix-columns-spanned="1" table:number-matrix-rows-spanned="1" table:style-name="ce2">
            <text:p>0</text:p>
          </table:table-cell>
          <table:table-cell office:value-type="float" office:value="0" table:formula="of:=SUM([.L3:.L32]&lt;[.$P3:.$P32])" table:number-matrix-columns-spanned="1" table:number-matrix-rows-spanned="1" table:style-name="ce1">
            <text:p>0</text:p>
          </table:table-cell>
          <table:table-cell office:value-type="float" office:value="0" table:formula="of:=SUM([.M3:.M32]&lt;[.$Q3:.$Q32])" table:number-matrix-columns-spanned="1" table:number-matrix-rows-spanned="1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32]&gt;[.$P3:.$P32])" table:number-matrix-columns-spanned="1" table:number-matrix-rows-spanned="1" table:style-name="ce1">
            <text:p>0</text:p>
          </table:table-cell>
          <table:table-cell office:value-type="float" office:value="0" table:formula="of:=SUM([.C3:.C32]&gt;[.$Q3:.$Q32])" table:number-matrix-columns-spanned="1" table:number-matrix-rows-spanned="1" table:style-name="ce1">
            <text:p>0</text:p>
          </table:table-cell>
          <table:table-cell office:value-type="float" office:value="0" table:formula="of:=SUM([.D3:.D32]&gt;[.$P3:.$P32])" table:number-matrix-columns-spanned="1" table:number-matrix-rows-spanned="1" table:style-name="ce1">
            <text:p>0</text:p>
          </table:table-cell>
          <table:table-cell office:value-type="float" office:value="0" table:formula="of:=SUM([.E3:.E32]&gt;[.$Q3:.$Q32])" table:number-matrix-columns-spanned="1" table:number-matrix-rows-spanned="1" table:style-name="ce1">
            <text:p>0</text:p>
          </table:table-cell>
          <table:table-cell office:value-type="float" office:value="0" table:formula="of:=SUM([.F3:.F32]&gt;[.$P3:.$P32])" table:number-matrix-columns-spanned="1" table:number-matrix-rows-spanned="1" table:style-name="ce3">
            <text:p>0</text:p>
          </table:table-cell>
          <table:table-cell office:value-type="float" office:value="0" table:formula="of:=SUM([.G3:.G32]&gt;[.$Q3:.$Q32])" table:number-matrix-columns-spanned="1" table:number-matrix-rows-spanned="1" table:style-name="ce3">
            <text:p>0</text:p>
          </table:table-cell>
          <table:table-cell office:value-type="float" office:value="0" table:formula="of:=SUM([.H3:.H32]&gt;[.$P3:.$P32])" table:number-matrix-columns-spanned="1" table:number-matrix-rows-spanned="1" table:style-name="ce1">
            <text:p>0</text:p>
          </table:table-cell>
          <table:table-cell office:value-type="float" office:value="0" table:formula="of:=SUM([.I3:.I32]&gt;[.$Q3:.$Q32])" table:number-matrix-columns-spanned="1" table:number-matrix-rows-spanned="1" table:style-name="ce1">
            <text:p>0</text:p>
          </table:table-cell>
          <table:table-cell office:value-type="float" office:value="0" table:formula="of:=SUM([.J3:.J32]&gt;[.$P3:.$P32])" table:number-matrix-columns-spanned="1" table:number-matrix-rows-spanned="1" table:style-name="ce2">
            <text:p>0</text:p>
          </table:table-cell>
          <table:table-cell office:value-type="float" office:value="0" table:formula="of:=SUM([.K3:.K32]&gt;[.$Q3:.$Q32])" table:number-matrix-columns-spanned="1" table:number-matrix-rows-spanned="1" table:style-name="ce2">
            <text:p>0</text:p>
          </table:table-cell>
          <table:table-cell office:value-type="float" office:value="0" table:formula="of:=SUM([.L3:.L32]&gt;[.$P3:.$P32])" table:number-matrix-columns-spanned="1" table:number-matrix-rows-spanned="1" table:style-name="ce1">
            <text:p>0</text:p>
          </table:table-cell>
          <table:table-cell office:value-type="float" office:value="0" table:formula="of:=SUM([.M3:.M32]&gt;[.$Q3:.$Q32])" table:number-matrix-columns-spanned="1" table:number-matrix-rows-spanned="1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32]=[.$R3:.$R32])" table:number-matrix-columns-spanned="1" table:number-matrix-rows-spanned="1" table:style-name="ce1">
            <text:p>0</text:p>
          </table:table-cell>
          <table:table-cell office:value-type="float" office:value="0" table:formula="of:=SUM([.C3:.C32]=[.$S3:.$S32])" table:number-matrix-columns-spanned="1" table:number-matrix-rows-spanned="1" table:style-name="ce1">
            <text:p>0</text:p>
          </table:table-cell>
          <table:table-cell office:value-type="float" office:value="0" table:formula="of:=SUM([.D3:.D32]=[.$R3:.$R32])" table:number-matrix-columns-spanned="1" table:number-matrix-rows-spanned="1" table:style-name="ce1">
            <text:p>0</text:p>
          </table:table-cell>
          <table:table-cell office:value-type="float" office:value="0" table:formula="of:=SUM([.E3:.E32]=[.$S3:.$S32])" table:number-matrix-columns-spanned="1" table:number-matrix-rows-spanned="1" table:style-name="ce1">
            <text:p>0</text:p>
          </table:table-cell>
          <table:table-cell office:value-type="float" office:value="0" table:formula="of:=SUM([.F3:.F32]=[.$R3:.$R32])" table:number-matrix-columns-spanned="1" table:number-matrix-rows-spanned="1" table:style-name="ce3">
            <text:p>0</text:p>
          </table:table-cell>
          <table:table-cell office:value-type="float" office:value="0" table:formula="of:=SUM([.G3:.G32]=[.$S3:.$S32])" table:number-matrix-columns-spanned="1" table:number-matrix-rows-spanned="1" table:style-name="ce3">
            <text:p>0</text:p>
          </table:table-cell>
          <table:table-cell office:value-type="float" office:value="0" table:formula="of:=SUM([.H3:.H32]=[.$R3:.$R32])" table:number-matrix-columns-spanned="1" table:number-matrix-rows-spanned="1" table:style-name="ce1">
            <text:p>0</text:p>
          </table:table-cell>
          <table:table-cell office:value-type="float" office:value="0" table:formula="of:=SUM([.I3:.I32]=[.$S3:.$S32])" table:number-matrix-columns-spanned="1" table:number-matrix-rows-spanned="1" table:style-name="ce1">
            <text:p>0</text:p>
          </table:table-cell>
          <table:table-cell office:value-type="float" office:value="0" table:formula="of:=SUM([.J3:.J32]=[.$R3:.$R32])" table:number-matrix-columns-spanned="1" table:number-matrix-rows-spanned="1" table:style-name="ce1">
            <text:p>0</text:p>
          </table:table-cell>
          <table:table-cell office:value-type="float" office:value="0" table:formula="of:=SUM([.K3:.K32]=[.$S3:.$S32])" table:number-matrix-columns-spanned="1" table:number-matrix-rows-spanned="1" table:style-name="ce1">
            <text:p>0</text:p>
          </table:table-cell>
          <table:table-cell office:value-type="float" office:value="0" table:formula="of:=SUM([.L3:.L32]=[.$R3:.$R32])" table:number-matrix-columns-spanned="1" table:number-matrix-rows-spanned="1" table:style-name="ce1">
            <text:p>0</text:p>
          </table:table-cell>
          <table:table-cell office:value-type="float" office:value="0" table:formula="of:=SUM([.M3:.M32]=[.$S3:.$S32])" table:number-matrix-columns-spanned="1" table:number-matrix-rows-spanned="1" table:style-name="ce1">
            <text:p>0</text:p>
          </table:table-cell>
          <table:table-cell table:number-columns-repeated="1637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Classes" table:style-name="ta1"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8" table:default-cell-style-name="ce1"/>
        <table:table-column table:style-name="co7" table:number-columns-repeated="16364" table:default-cell-style-name="ce1"/>
        <table:table-row table:style-name="ro1">
          <table:table-cell table:style-name="ce1"/>
          <table:table-cell office:value-type="string" table:style-name="ce1">
            <text:p>clingo-1/setting-hDistance</text:p>
          </table:table-cell>
          <table:table-cell table:style-name="ce1"/>
          <table:table-cell office:value-type="string" table:style-name="ce1">
            <text:p>clingo-1/setting-hForbiddenNode</text:p>
          </table:table-cell>
          <table:table-cell table:style-name="ce1"/>
          <table:table-cell office:value-type="string" table:style-name="ce1">
            <text:p>clingo-1/setting-hNaivePathDistance</text:p>
          </table:table-cell>
          <table:table-cell table:style-name="ce1"/>
          <table:table-cell office:value-type="string" table:style-name="ce1">
            <text:p>clingo-1/setting-hNodeCost</text:p>
          </table:table-cell>
          <table:table-cell table:style-name="ce1"/>
          <table:table-cell office:value-type="string" table:style-name="ce1">
            <text:p>clingo-1/setting-hPathArea</text:p>
          </table:table-cell>
          <table:table-cell table:style-name="ce1"/>
          <table:table-cell office:value-type="string" table:style-name="ce1">
            <text:p>clingo-1/setting-hStrange</text:p>
          </table:table-cell>
          <table:table-cell table:style-name="ce1"/>
          <table:table-cell office:value-type="string" table:style-name="ce1">
            <text:p>min</text:p>
          </table:table-cell>
          <table:table-cell table:style-name="ce1"/>
          <table:table-cell office:value-type="string" table:style-name="ce1">
            <text:p>median</text:p>
          </table:table-cell>
          <table:table-cell table:style-name="ce1"/>
          <table:table-cell office:value-type="string" table:style-name="ce1">
            <text:p>max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onverted</text:p>
          </table:table-cell>
          <table:table-cell office:value-type="float" office:value="110.5" table:formula="of:=AVERAGE([Instances.B3:.B32])" table:style-name="ce1">
            <text:p>110,5</text:p>
          </table:table-cell>
          <table:table-cell office:value-type="float" office:value="10.966666666666667" table:formula="of:=AVERAGE([Instances.C3:.C32])" table:style-name="ce1">
            <text:p>10,96666667</text:p>
          </table:table-cell>
          <table:table-cell office:value-type="float" office:value="226.93333333333334" table:formula="of:=AVERAGE([Instances.D3:.D32])" table:style-name="ce1">
            <text:p>226,9333333</text:p>
          </table:table-cell>
          <table:table-cell office:value-type="float" office:value="24.4" table:formula="of:=AVERAGE([Instances.E3:.E32])" table:style-name="ce1">
            <text:p>24,4</text:p>
          </table:table-cell>
          <table:table-cell office:value-type="float" office:value="5411438.2666666666" table:formula="of:=AVERAGE([Instances.F3:.F32])" table:style-name="ce3">
            <text:p>5411438,267</text:p>
          </table:table-cell>
          <table:table-cell office:value-type="float" office:value="132923" table:formula="of:=AVERAGE([Instances.G3:.G32])" table:style-name="ce3">
            <text:p>132923</text:p>
          </table:table-cell>
          <table:table-cell office:value-type="float" office:value="1137" table:formula="of:=AVERAGE([Instances.H3:.H32])" table:style-name="ce1">
            <text:p>1137</text:p>
          </table:table-cell>
          <table:table-cell office:value-type="float" office:value="16.2" table:formula="of:=AVERAGE([Instances.I3:.I32])" table:style-name="ce1">
            <text:p>16,2</text:p>
          </table:table-cell>
          <table:table-cell office:value-type="float" office:value="69" table:formula="of:=AVERAGE([Instances.J3:.J32])" table:style-name="ce2">
            <text:p>69</text:p>
          </table:table-cell>
          <table:table-cell office:value-type="float" office:value="3.1333333333333333" table:formula="of:=AVERAGE([Instances.K3:.K32])" table:style-name="ce2">
            <text:p>3,133333333</text:p>
          </table:table-cell>
          <table:table-cell office:value-type="float" office:value="226.93333333333334" table:formula="of:=AVERAGE([Instances.L3:.L32])" table:style-name="ce1">
            <text:p>226,9333333</text:p>
          </table:table-cell>
          <table:table-cell office:value-type="float" office:value="24.4" table:formula="of:=AVERAGE([Instances.M3:.M32])" table:style-name="ce1">
            <text:p>24,4</text:p>
          </table:table-cell>
          <table:table-cell office:value-type="float" office:value="69" table:formula="of:=MIN([.$B3];[.$D3];[.$F3];[.$H3];[.$J3];[.$L3])" table:style-name="ce1">
            <text:p>69</text:p>
          </table:table-cell>
          <table:table-cell office:value-type="float" office:value="3.1333333333333333" table:formula="of:=MIN([.$C3];[.$E3];[.$G3];[.$I3];[.$K3];[.$M3])" table:style-name="ce1">
            <text:p>3,133333333</text:p>
          </table:table-cell>
          <table:table-cell office:value-type="float" office:value="226.93333333333334" table:formula="of:=MEDIAN([.$B3];[.$D3];[.$F3];[.$H3];[.$J3];[.$L3])" table:style-name="ce1">
            <text:p>226,9333333</text:p>
          </table:table-cell>
          <table:table-cell office:value-type="float" office:value="20.299999999999997" table:formula="of:=MEDIAN([.$C3];[.$E3];[.$G3];[.$I3];[.$K3];[.$M3])" table:style-name="ce1">
            <text:p>20,3</text:p>
          </table:table-cell>
          <table:table-cell office:value-type="float" office:value="5411438.2666666666" table:formula="of:=MAX([.$B3];[.$D3];[.$F3];[.$H3];[.$J3];[.$L3])" table:style-name="ce1">
            <text:p>5411438,267</text:p>
          </table:table-cell>
          <table:table-cell office:value-type="float" office:value="132923" table:formula="of:=MAX([.$C3];[.$E3];[.$G3];[.$I3];[.$K3];[.$M3])" table:style-name="ce1">
            <text:p>132923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110.5" table:formula="of:=SUM([.B3:.B3])" table:style-name="ce1">
            <text:p>110,5</text:p>
          </table:table-cell>
          <table:table-cell office:value-type="float" office:value="10.966666666666667" table:formula="of:=SUM([.C3:.C3])" table:style-name="ce1">
            <text:p>10,96666667</text:p>
          </table:table-cell>
          <table:table-cell office:value-type="float" office:value="226.93333333333334" table:formula="of:=SUM([.D3:.D3])" table:style-name="ce1">
            <text:p>226,9333333</text:p>
          </table:table-cell>
          <table:table-cell office:value-type="float" office:value="24.4" table:formula="of:=SUM([.E3:.E3])" table:style-name="ce1">
            <text:p>24,4</text:p>
          </table:table-cell>
          <table:table-cell office:value-type="float" office:value="5411438.2666666666" table:formula="of:=SUM([.F3:.F3])" table:style-name="ce3">
            <text:p>5411438,267</text:p>
          </table:table-cell>
          <table:table-cell office:value-type="float" office:value="132923" table:formula="of:=SUM([.G3:.G3])" table:style-name="ce3">
            <text:p>132923</text:p>
          </table:table-cell>
          <table:table-cell office:value-type="float" office:value="1137" table:formula="of:=SUM([.H3:.H3])" table:style-name="ce1">
            <text:p>1137</text:p>
          </table:table-cell>
          <table:table-cell office:value-type="float" office:value="16.2" table:formula="of:=SUM([.I3:.I3])" table:style-name="ce1">
            <text:p>16,2</text:p>
          </table:table-cell>
          <table:table-cell office:value-type="float" office:value="69" table:formula="of:=SUM([.J3:.J3])" table:style-name="ce2">
            <text:p>69</text:p>
          </table:table-cell>
          <table:table-cell office:value-type="float" office:value="3.1333333333333333" table:formula="of:=SUM([.K3:.K3])" table:style-name="ce2">
            <text:p>3,133333333</text:p>
          </table:table-cell>
          <table:table-cell office:value-type="float" office:value="226.93333333333334" table:formula="of:=SUM([.L3:.L3])" table:style-name="ce1">
            <text:p>226,9333333</text:p>
          </table:table-cell>
          <table:table-cell office:value-type="float" office:value="24.4" table:formula="of:=SUM([.M3:.M3])" table:style-name="ce1">
            <text:p>24,4</text:p>
          </table:table-cell>
          <table:table-cell office:value-type="float" office:value="69" table:formula="of:=SUM([.N3:.N3])" table:style-name="ce1">
            <text:p>69</text:p>
          </table:table-cell>
          <table:table-cell office:value-type="float" office:value="3.1333333333333333" table:formula="of:=SUM([.O3:.O3])" table:style-name="ce1">
            <text:p>3,133333333</text:p>
          </table:table-cell>
          <table:table-cell office:value-type="float" office:value="226.93333333333334" table:formula="of:=SUM([.P3:.P3])" table:style-name="ce1">
            <text:p>226,9333333</text:p>
          </table:table-cell>
          <table:table-cell office:value-type="float" office:value="20.299999999999997" table:formula="of:=SUM([.Q3:.Q3])" table:style-name="ce1">
            <text:p>20,3</text:p>
          </table:table-cell>
          <table:table-cell office:value-type="float" office:value="5411438.2666666666" table:formula="of:=SUM([.R3:.R3])" table:style-name="ce1">
            <text:p>5411438,267</text:p>
          </table:table-cell>
          <table:table-cell office:value-type="float" office:value="132923" table:formula="of:=SUM([.S3:.S3])" table:style-name="ce1">
            <text:p>13292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10.5" table:formula="of:=AVERAGE([.B3:.B3])" table:style-name="ce1">
            <text:p>110,5</text:p>
          </table:table-cell>
          <table:table-cell office:value-type="float" office:value="10.966666666666667" table:formula="of:=AVERAGE([.C3:.C3])" table:style-name="ce1">
            <text:p>10,96666667</text:p>
          </table:table-cell>
          <table:table-cell office:value-type="float" office:value="226.93333333333334" table:formula="of:=AVERAGE([.D3:.D3])" table:style-name="ce1">
            <text:p>226,9333333</text:p>
          </table:table-cell>
          <table:table-cell office:value-type="float" office:value="24.4" table:formula="of:=AVERAGE([.E3:.E3])" table:style-name="ce1">
            <text:p>24,4</text:p>
          </table:table-cell>
          <table:table-cell office:value-type="float" office:value="5411438.2666666666" table:formula="of:=AVERAGE([.F3:.F3])" table:style-name="ce3">
            <text:p>5411438,267</text:p>
          </table:table-cell>
          <table:table-cell office:value-type="float" office:value="132923" table:formula="of:=AVERAGE([.G3:.G3])" table:style-name="ce3">
            <text:p>132923</text:p>
          </table:table-cell>
          <table:table-cell office:value-type="float" office:value="1137" table:formula="of:=AVERAGE([.H3:.H3])" table:style-name="ce1">
            <text:p>1137</text:p>
          </table:table-cell>
          <table:table-cell office:value-type="float" office:value="16.2" table:formula="of:=AVERAGE([.I3:.I3])" table:style-name="ce1">
            <text:p>16,2</text:p>
          </table:table-cell>
          <table:table-cell office:value-type="float" office:value="69" table:formula="of:=AVERAGE([.J3:.J3])" table:style-name="ce2">
            <text:p>69</text:p>
          </table:table-cell>
          <table:table-cell office:value-type="float" office:value="3.1333333333333333" table:formula="of:=AVERAGE([.K3:.K3])" table:style-name="ce2">
            <text:p>3,133333333</text:p>
          </table:table-cell>
          <table:table-cell office:value-type="float" office:value="226.93333333333334" table:formula="of:=AVERAGE([.L3:.L3])" table:style-name="ce1">
            <text:p>226,9333333</text:p>
          </table:table-cell>
          <table:table-cell office:value-type="float" office:value="24.4" table:formula="of:=AVERAGE([.M3:.M3])" table:style-name="ce1">
            <text:p>24,4</text:p>
          </table:table-cell>
          <table:table-cell office:value-type="float" office:value="69" table:formula="of:=AVERAGE([.N3:.N3])" table:style-name="ce1">
            <text:p>69</text:p>
          </table:table-cell>
          <table:table-cell office:value-type="float" office:value="3.1333333333333333" table:formula="of:=AVERAGE([.O3:.O3])" table:style-name="ce1">
            <text:p>3,133333333</text:p>
          </table:table-cell>
          <table:table-cell office:value-type="float" office:value="226.93333333333334" table:formula="of:=AVERAGE([.P3:.P3])" table:style-name="ce1">
            <text:p>226,9333333</text:p>
          </table:table-cell>
          <table:table-cell office:value-type="float" office:value="20.299999999999997" table:formula="of:=AVERAGE([.Q3:.Q3])" table:style-name="ce1">
            <text:p>20,3</text:p>
          </table:table-cell>
          <table:table-cell office:value-type="float" office:value="5411438.2666666666" table:formula="of:=AVERAGE([.R3:.R3])" table:style-name="ce1">
            <text:p>5411438,267</text:p>
          </table:table-cell>
          <table:table-cell office:value-type="float" office:value="132923" table:formula="of:=AVERAGE([.S3:.S3])" table:style-name="ce1">
            <text:p>13292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0" table:formula="of:=STDEV([.B3:.B3])" table:style-name="ce1">
            <text:p>#DIV/0!</text:p>
          </table:table-cell>
          <table:table-cell office:value-type="float" office:value="0" table:formula="of:=STDEV([.C3:.C3])" table:style-name="ce1">
            <text:p>#DIV/0!</text:p>
          </table:table-cell>
          <table:table-cell office:value-type="float" office:value="0" table:formula="of:=STDEV([.D3:.D3])" table:style-name="ce1">
            <text:p>#DIV/0!</text:p>
          </table:table-cell>
          <table:table-cell office:value-type="float" office:value="0" table:formula="of:=STDEV([.E3:.E3])" table:style-name="ce1">
            <text:p>#DIV/0!</text:p>
          </table:table-cell>
          <table:table-cell office:value-type="float" office:value="0" table:formula="of:=STDEV([.F3:.F3])" table:style-name="ce1">
            <text:p>#DIV/0!</text:p>
          </table:table-cell>
          <table:table-cell office:value-type="float" office:value="0" table:formula="of:=STDEV([.G3:.G3])" table:style-name="ce1">
            <text:p>#DIV/0!</text:p>
          </table:table-cell>
          <table:table-cell office:value-type="float" office:value="0" table:formula="of:=STDEV([.H3:.H3])" table:style-name="ce1">
            <text:p>#DIV/0!</text:p>
          </table:table-cell>
          <table:table-cell office:value-type="float" office:value="0" table:formula="of:=STDEV([.I3:.I3])" table:style-name="ce1">
            <text:p>#DIV/0!</text:p>
          </table:table-cell>
          <table:table-cell office:value-type="float" office:value="0" table:formula="of:=STDEV([.J3:.J3])" table:style-name="ce1">
            <text:p>#DIV/0!</text:p>
          </table:table-cell>
          <table:table-cell office:value-type="float" office:value="0" table:formula="of:=STDEV([.K3:.K3])" table:style-name="ce1">
            <text:p>#DIV/0!</text:p>
          </table:table-cell>
          <table:table-cell office:value-type="float" office:value="0" table:formula="of:=STDEV([.L3:.L3])" table:style-name="ce1">
            <text:p>#DIV/0!</text:p>
          </table:table-cell>
          <table:table-cell office:value-type="float" office:value="0" table:formula="of:=STDEV([.M3:.M3])" table:style-name="ce1">
            <text:p>#DIV/0!</text:p>
          </table:table-cell>
          <table:table-cell office:value-type="float" office:value="0" table:formula="of:=STDEV([.N3:.N3])" table:style-name="ce1">
            <text:p>#DIV/0!</text:p>
          </table:table-cell>
          <table:table-cell office:value-type="float" office:value="0" table:formula="of:=STDEV([.O3:.O3])" table:style-name="ce1">
            <text:p>#DIV/0!</text:p>
          </table:table-cell>
          <table:table-cell office:value-type="float" office:value="0" table:formula="of:=STDEV([.P3:.P3])" table:style-name="ce1">
            <text:p>#DIV/0!</text:p>
          </table:table-cell>
          <table:table-cell office:value-type="float" office:value="0" table:formula="of:=STDEV([.Q3:.Q3])" table:style-name="ce1">
            <text:p>#DIV/0!</text:p>
          </table:table-cell>
          <table:table-cell office:value-type="float" office:value="0" table:formula="of:=STDEV([.R3:.R3])" table:style-name="ce1">
            <text:p>#DIV/0!</text:p>
          </table:table-cell>
          <table:table-cell office:value-type="float" office:value="0" table:formula="of:=STDEV([.S3:.S3])" table:style-name="ce1">
            <text:p>#DIV/0!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41.5" table:formula="of:=SUM(([.B3:.B3]-[.$N3:.$N3])^2)^0.5" table:number-matrix-columns-spanned="1" table:number-matrix-rows-spanned="1" table:style-name="ce1">
            <text:p>41,5</text:p>
          </table:table-cell>
          <table:table-cell office:value-type="float" office:value="7.8333333333333339" table:formula="of:=SUM(([.C3:.C3]-[.$O3:.$O3])^2)^0.5" table:number-matrix-columns-spanned="1" table:number-matrix-rows-spanned="1" table:style-name="ce1">
            <text:p>7,833333333</text:p>
          </table:table-cell>
          <table:table-cell office:value-type="float" office:value="157.93333333333334" table:formula="of:=SUM(([.D3:.D3]-[.$N3:.$N3])^2)^0.5" table:number-matrix-columns-spanned="1" table:number-matrix-rows-spanned="1" table:style-name="ce1">
            <text:p>157,9333333</text:p>
          </table:table-cell>
          <table:table-cell office:value-type="float" office:value="21.266666666666666" table:formula="of:=SUM(([.E3:.E3]-[.$O3:.$O3])^2)^0.5" table:number-matrix-columns-spanned="1" table:number-matrix-rows-spanned="1" table:style-name="ce1">
            <text:p>21,26666667</text:p>
          </table:table-cell>
          <table:table-cell office:value-type="float" office:value="5411369.2666666666" table:formula="of:=SUM(([.F3:.F3]-[.$N3:.$N3])^2)^0.5" table:number-matrix-columns-spanned="1" table:number-matrix-rows-spanned="1" table:style-name="ce3">
            <text:p>5411369,267</text:p>
          </table:table-cell>
          <table:table-cell office:value-type="float" office:value="132919.86666666667" table:formula="of:=SUM(([.G3:.G3]-[.$O3:.$O3])^2)^0.5" table:number-matrix-columns-spanned="1" table:number-matrix-rows-spanned="1" table:style-name="ce3">
            <text:p>132919,8667</text:p>
          </table:table-cell>
          <table:table-cell office:value-type="float" office:value="1068" table:formula="of:=SUM(([.H3:.H3]-[.$N3:.$N3])^2)^0.5" table:number-matrix-columns-spanned="1" table:number-matrix-rows-spanned="1" table:style-name="ce1">
            <text:p>1068</text:p>
          </table:table-cell>
          <table:table-cell office:value-type="float" office:value="13.066666666666666" table:formula="of:=SUM(([.I3:.I3]-[.$O3:.$O3])^2)^0.5" table:number-matrix-columns-spanned="1" table:number-matrix-rows-spanned="1" table:style-name="ce1">
            <text:p>13,06666667</text:p>
          </table:table-cell>
          <table:table-cell office:value-type="float" office:value="0" table:formula="of:=SUM(([.J3:.J3]-[.$N3:.$N3])^2)^0.5" table:number-matrix-columns-spanned="1" table:number-matrix-rows-spanned="1" table:style-name="ce2">
            <text:p>0</text:p>
          </table:table-cell>
          <table:table-cell office:value-type="float" office:value="0" table:formula="of:=SUM(([.K3:.K3]-[.$O3:.$O3])^2)^0.5" table:number-matrix-columns-spanned="1" table:number-matrix-rows-spanned="1" table:style-name="ce2">
            <text:p>0</text:p>
          </table:table-cell>
          <table:table-cell office:value-type="float" office:value="157.93333333333334" table:formula="of:=SUM(([.L3:.L3]-[.$N3:.$N3])^2)^0.5" table:number-matrix-columns-spanned="1" table:number-matrix-rows-spanned="1" table:style-name="ce1">
            <text:p>157,9333333</text:p>
          </table:table-cell>
          <table:table-cell office:value-type="float" office:value="21.266666666666666" table:formula="of:=SUM(([.M3:.M3]-[.$O3:.$O3])^2)^0.5" table:number-matrix-columns-spanned="1" table:number-matrix-rows-spanned="1" table:style-name="ce1">
            <text:p>21,2666666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3]=[.$N3:.$N3])" table:number-matrix-columns-spanned="1" table:number-matrix-rows-spanned="1" table:style-name="ce1">
            <text:p>0</text:p>
          </table:table-cell>
          <table:table-cell office:value-type="float" office:value="0" table:formula="of:=SUM([.C3:.C3]=[.$O3:.$O3])" table:number-matrix-columns-spanned="1" table:number-matrix-rows-spanned="1" table:style-name="ce1">
            <text:p>0</text:p>
          </table:table-cell>
          <table:table-cell office:value-type="float" office:value="0" table:formula="of:=SUM([.D3:.D3]=[.$N3:.$N3])" table:number-matrix-columns-spanned="1" table:number-matrix-rows-spanned="1" table:style-name="ce1">
            <text:p>0</text:p>
          </table:table-cell>
          <table:table-cell office:value-type="float" office:value="0" table:formula="of:=SUM([.E3:.E3]=[.$O3:.$O3])" table:number-matrix-columns-spanned="1" table:number-matrix-rows-spanned="1" table:style-name="ce1">
            <text:p>0</text:p>
          </table:table-cell>
          <table:table-cell office:value-type="float" office:value="0" table:formula="of:=SUM([.F3:.F3]=[.$N3:.$N3])" table:number-matrix-columns-spanned="1" table:number-matrix-rows-spanned="1" table:style-name="ce1">
            <text:p>0</text:p>
          </table:table-cell>
          <table:table-cell office:value-type="float" office:value="0" table:formula="of:=SUM([.G3:.G3]=[.$O3:.$O3])" table:number-matrix-columns-spanned="1" table:number-matrix-rows-spanned="1" table:style-name="ce1">
            <text:p>0</text:p>
          </table:table-cell>
          <table:table-cell office:value-type="float" office:value="0" table:formula="of:=SUM([.H3:.H3]=[.$N3:.$N3])" table:number-matrix-columns-spanned="1" table:number-matrix-rows-spanned="1" table:style-name="ce1">
            <text:p>0</text:p>
          </table:table-cell>
          <table:table-cell office:value-type="float" office:value="0" table:formula="of:=SUM([.I3:.I3]=[.$O3:.$O3])" table:number-matrix-columns-spanned="1" table:number-matrix-rows-spanned="1" table:style-name="ce1">
            <text:p>0</text:p>
          </table:table-cell>
          <table:table-cell office:value-type="float" office:value="1" table:formula="of:=SUM([.J3:.J3]=[.$N3:.$N3])" table:number-matrix-columns-spanned="1" table:number-matrix-rows-spanned="1" table:style-name="ce1">
            <text:p>1</text:p>
          </table:table-cell>
          <table:table-cell office:value-type="float" office:value="1" table:formula="of:=SUM([.K3:.K3]=[.$O3:.$O3])" table:number-matrix-columns-spanned="1" table:number-matrix-rows-spanned="1" table:style-name="ce1">
            <text:p>1</text:p>
          </table:table-cell>
          <table:table-cell office:value-type="float" office:value="0" table:formula="of:=SUM([.L3:.L3]=[.$N3:.$N3])" table:number-matrix-columns-spanned="1" table:number-matrix-rows-spanned="1" table:style-name="ce1">
            <text:p>0</text:p>
          </table:table-cell>
          <table:table-cell office:value-type="float" office:value="0" table:formula="of:=SUM([.M3:.M3]=[.$O3:.$O3])" table:number-matrix-columns-spanned="1" table:number-matrix-rows-spanned="1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1" table:formula="of:=SUM([.B3:.B3]&lt;[.$P3:.$P3])" table:number-matrix-columns-spanned="1" table:number-matrix-rows-spanned="1" table:style-name="ce1">
            <text:p>1</text:p>
          </table:table-cell>
          <table:table-cell office:value-type="float" office:value="1" table:formula="of:=SUM([.C3:.C3]&lt;[.$Q3:.$Q3])" table:number-matrix-columns-spanned="1" table:number-matrix-rows-spanned="1" table:style-name="ce1">
            <text:p>1</text:p>
          </table:table-cell>
          <table:table-cell office:value-type="float" office:value="0" table:formula="of:=SUM([.D3:.D3]&lt;[.$P3:.$P3])" table:number-matrix-columns-spanned="1" table:number-matrix-rows-spanned="1" table:style-name="ce1">
            <text:p>0</text:p>
          </table:table-cell>
          <table:table-cell office:value-type="float" office:value="0" table:formula="of:=SUM([.E3:.E3]&lt;[.$Q3:.$Q3])" table:number-matrix-columns-spanned="1" table:number-matrix-rows-spanned="1" table:style-name="ce1">
            <text:p>0</text:p>
          </table:table-cell>
          <table:table-cell office:value-type="float" office:value="0" table:formula="of:=SUM([.F3:.F3]&lt;[.$P3:.$P3])" table:number-matrix-columns-spanned="1" table:number-matrix-rows-spanned="1" table:style-name="ce1">
            <text:p>0</text:p>
          </table:table-cell>
          <table:table-cell office:value-type="float" office:value="0" table:formula="of:=SUM([.G3:.G3]&lt;[.$Q3:.$Q3])" table:number-matrix-columns-spanned="1" table:number-matrix-rows-spanned="1" table:style-name="ce1">
            <text:p>0</text:p>
          </table:table-cell>
          <table:table-cell office:value-type="float" office:value="0" table:formula="of:=SUM([.H3:.H3]&lt;[.$P3:.$P3])" table:number-matrix-columns-spanned="1" table:number-matrix-rows-spanned="1" table:style-name="ce1">
            <text:p>0</text:p>
          </table:table-cell>
          <table:table-cell office:value-type="float" office:value="1" table:formula="of:=SUM([.I3:.I3]&lt;[.$Q3:.$Q3])" table:number-matrix-columns-spanned="1" table:number-matrix-rows-spanned="1" table:style-name="ce1">
            <text:p>1</text:p>
          </table:table-cell>
          <table:table-cell office:value-type="float" office:value="1" table:formula="of:=SUM([.J3:.J3]&lt;[.$P3:.$P3])" table:number-matrix-columns-spanned="1" table:number-matrix-rows-spanned="1" table:style-name="ce1">
            <text:p>1</text:p>
          </table:table-cell>
          <table:table-cell office:value-type="float" office:value="1" table:formula="of:=SUM([.K3:.K3]&lt;[.$Q3:.$Q3])" table:number-matrix-columns-spanned="1" table:number-matrix-rows-spanned="1" table:style-name="ce1">
            <text:p>1</text:p>
          </table:table-cell>
          <table:table-cell office:value-type="float" office:value="0" table:formula="of:=SUM([.L3:.L3]&lt;[.$P3:.$P3])" table:number-matrix-columns-spanned="1" table:number-matrix-rows-spanned="1" table:style-name="ce1">
            <text:p>0</text:p>
          </table:table-cell>
          <table:table-cell office:value-type="float" office:value="0" table:formula="of:=SUM([.M3:.M3]&lt;[.$Q3:.$Q3])" table:number-matrix-columns-spanned="1" table:number-matrix-rows-spanned="1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3]&gt;[.$P3:.$P3])" table:number-matrix-columns-spanned="1" table:number-matrix-rows-spanned="1" table:style-name="ce1">
            <text:p>0</text:p>
          </table:table-cell>
          <table:table-cell office:value-type="float" office:value="0" table:formula="of:=SUM([.C3:.C3]&gt;[.$Q3:.$Q3])" table:number-matrix-columns-spanned="1" table:number-matrix-rows-spanned="1" table:style-name="ce1">
            <text:p>0</text:p>
          </table:table-cell>
          <table:table-cell office:value-type="float" office:value="0" table:formula="of:=SUM([.D3:.D3]&gt;[.$P3:.$P3])" table:number-matrix-columns-spanned="1" table:number-matrix-rows-spanned="1" table:style-name="ce1">
            <text:p>0</text:p>
          </table:table-cell>
          <table:table-cell office:value-type="float" office:value="1" table:formula="of:=SUM([.E3:.E3]&gt;[.$Q3:.$Q3])" table:number-matrix-columns-spanned="1" table:number-matrix-rows-spanned="1" table:style-name="ce1">
            <text:p>1</text:p>
          </table:table-cell>
          <table:table-cell office:value-type="float" office:value="1" table:formula="of:=SUM([.F3:.F3]&gt;[.$P3:.$P3])" table:number-matrix-columns-spanned="1" table:number-matrix-rows-spanned="1" table:style-name="ce1">
            <text:p>1</text:p>
          </table:table-cell>
          <table:table-cell office:value-type="float" office:value="1" table:formula="of:=SUM([.G3:.G3]&gt;[.$Q3:.$Q3])" table:number-matrix-columns-spanned="1" table:number-matrix-rows-spanned="1" table:style-name="ce1">
            <text:p>1</text:p>
          </table:table-cell>
          <table:table-cell office:value-type="float" office:value="1" table:formula="of:=SUM([.H3:.H3]&gt;[.$P3:.$P3])" table:number-matrix-columns-spanned="1" table:number-matrix-rows-spanned="1" table:style-name="ce1">
            <text:p>1</text:p>
          </table:table-cell>
          <table:table-cell office:value-type="float" office:value="0" table:formula="of:=SUM([.I3:.I3]&gt;[.$Q3:.$Q3])" table:number-matrix-columns-spanned="1" table:number-matrix-rows-spanned="1" table:style-name="ce1">
            <text:p>0</text:p>
          </table:table-cell>
          <table:table-cell office:value-type="float" office:value="0" table:formula="of:=SUM([.J3:.J3]&gt;[.$P3:.$P3])" table:number-matrix-columns-spanned="1" table:number-matrix-rows-spanned="1" table:style-name="ce1">
            <text:p>0</text:p>
          </table:table-cell>
          <table:table-cell office:value-type="float" office:value="0" table:formula="of:=SUM([.K3:.K3]&gt;[.$Q3:.$Q3])" table:number-matrix-columns-spanned="1" table:number-matrix-rows-spanned="1" table:style-name="ce1">
            <text:p>0</text:p>
          </table:table-cell>
          <table:table-cell office:value-type="float" office:value="0" table:formula="of:=SUM([.L3:.L3]&gt;[.$P3:.$P3])" table:number-matrix-columns-spanned="1" table:number-matrix-rows-spanned="1" table:style-name="ce1">
            <text:p>0</text:p>
          </table:table-cell>
          <table:table-cell office:value-type="float" office:value="1" table:formula="of:=SUM([.M3:.M3]&gt;[.$Q3:.$Q3])" table:number-matrix-columns-spanned="1" table:number-matrix-rows-spanned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3]=[.$R3:.$R3])" table:number-matrix-columns-spanned="1" table:number-matrix-rows-spanned="1" table:style-name="ce1">
            <text:p>0</text:p>
          </table:table-cell>
          <table:table-cell office:value-type="float" office:value="0" table:formula="of:=SUM([.C3:.C3]=[.$S3:.$S3])" table:number-matrix-columns-spanned="1" table:number-matrix-rows-spanned="1" table:style-name="ce1">
            <text:p>0</text:p>
          </table:table-cell>
          <table:table-cell office:value-type="float" office:value="0" table:formula="of:=SUM([.D3:.D3]=[.$R3:.$R3])" table:number-matrix-columns-spanned="1" table:number-matrix-rows-spanned="1" table:style-name="ce1">
            <text:p>0</text:p>
          </table:table-cell>
          <table:table-cell office:value-type="float" office:value="0" table:formula="of:=SUM([.E3:.E3]=[.$S3:.$S3])" table:number-matrix-columns-spanned="1" table:number-matrix-rows-spanned="1" table:style-name="ce1">
            <text:p>0</text:p>
          </table:table-cell>
          <table:table-cell office:value-type="float" office:value="1" table:formula="of:=SUM([.F3:.F3]=[.$R3:.$R3])" table:number-matrix-columns-spanned="1" table:number-matrix-rows-spanned="1" table:style-name="ce1">
            <text:p>1</text:p>
          </table:table-cell>
          <table:table-cell office:value-type="float" office:value="1" table:formula="of:=SUM([.G3:.G3]=[.$S3:.$S3])" table:number-matrix-columns-spanned="1" table:number-matrix-rows-spanned="1" table:style-name="ce1">
            <text:p>1</text:p>
          </table:table-cell>
          <table:table-cell office:value-type="float" office:value="0" table:formula="of:=SUM([.H3:.H3]=[.$R3:.$R3])" table:number-matrix-columns-spanned="1" table:number-matrix-rows-spanned="1" table:style-name="ce1">
            <text:p>0</text:p>
          </table:table-cell>
          <table:table-cell office:value-type="float" office:value="0" table:formula="of:=SUM([.I3:.I3]=[.$S3:.$S3])" table:number-matrix-columns-spanned="1" table:number-matrix-rows-spanned="1" table:style-name="ce1">
            <text:p>0</text:p>
          </table:table-cell>
          <table:table-cell office:value-type="float" office:value="0" table:formula="of:=SUM([.J3:.J3]=[.$R3:.$R3])" table:number-matrix-columns-spanned="1" table:number-matrix-rows-spanned="1" table:style-name="ce1">
            <text:p>0</text:p>
          </table:table-cell>
          <table:table-cell office:value-type="float" office:value="0" table:formula="of:=SUM([.K3:.K3]=[.$S3:.$S3])" table:number-matrix-columns-spanned="1" table:number-matrix-rows-spanned="1" table:style-name="ce1">
            <text:p>0</text:p>
          </table:table-cell>
          <table:table-cell office:value-type="float" office:value="0" table:formula="of:=SUM([.L3:.L3]=[.$R3:.$R3])" table:number-matrix-columns-spanned="1" table:number-matrix-rows-spanned="1" table:style-name="ce1">
            <text:p>0</text:p>
          </table:table-cell>
          <table:table-cell office:value-type="float" office:value="0" table:formula="of:=SUM([.M3:.M3]=[.$S3:.$S3])" table:number-matrix-columns-spanned="1" table:number-matrix-rows-spanned="1" table:style-name="ce1">
            <text:p>0</text:p>
          </table:table-cell>
          <table:table-cell table:number-columns-repeated="16371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ellBest" style:family="table-cell" style:data-style-name="N0">
      <style:table-cell-properties style:vertical-align="automatic" fo:background-color="#00FF00"/>
    </style:style>
    <style:style style:name="cellWorst" style:family="table-cell" style:data-style-name="N0">
      <style:table-cell-properties style:vertical-align="automatic"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Joul</dc:creator>
    <dc:date>2022-09-09T12:23:28Z</dc:date>
    <meta:editing-duration>PT0S</meta:editing-duration>
  </office:meta>
</office:document-meta>
</file>